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66cm" draw:marker-end-width="0.266cm" draw:textarea-horizontal-align="justify" draw:textarea-vertical-align="middle" draw:auto-grow-height="false" fo:padding-top="0.138cm" fo:padding-bottom="0.138cm" fo:padding-left="0.263cm" fo:padding-right="0.263cm"/>
    </style:style>
    <style:style style:name="gr2" style:family="graphic" style:parent-style-name="standard">
      <style:graphic-properties svg:stroke-width="0.025cm" svg:stroke-color="#3465a4" draw:marker-start-width="0.266cm" draw:marker-end-width="0.266cm" draw:textarea-vertical-align="middle" fo:padding-top="0.138cm" fo:padding-bottom="0.138cm" fo:padding-left="0.263cm" fo:padding-right="0.263cm"/>
    </style:style>
    <style:style style:name="gr3" style:family="graphic" style:parent-style-name="standard">
      <style:graphic-properties svg:stroke-width="0.025cm" draw:marker-start-width="0.266cm" draw:marker-end-width="0.266cm" draw:textarea-vertical-align="middle" fo:padding-top="0.138cm" fo:padding-bottom="0.138cm" fo:padding-left="0.263cm" fo:padding-right="0.263cm"/>
    </style:style>
    <style:style style:name="gr4" style:family="graphic" style:parent-style-name="standard">
      <style:graphic-properties svg:stroke-width="0.025cm" svg:stroke-color="#ff420e" draw:marker-start-width="0.266cm" draw:marker-end-width="0.266cm" draw:fill="solid" draw:fill-color="#ff420e" draw:textarea-vertical-align="middle" fo:padding-top="0.138cm" fo:padding-bottom="0.138cm" fo:padding-left="0.263cm" fo:padding-right="0.263cm"/>
    </style:style>
    <style:style style:name="gr5" style:family="graphic" style:parent-style-name="objectwithoutfill">
      <style:graphic-properties svg:stroke-width="0.025cm" svg:stroke-color="#333333" draw:marker-start-width="0.266cm" draw:marker-end-width="0.266cm" draw:fill="none" draw:textarea-vertical-align="middle" fo:padding-top="0.138cm" fo:padding-bottom="0.138cm" fo:padding-left="0.263cm" fo:padding-right="0.263cm"/>
    </style:style>
    <style:style style:name="gr6" style:family="graphic" style:parent-style-name="standard">
      <style:graphic-properties svg:stroke-width="0.025cm" svg:stroke-color="#3465a4" draw:marker-start-width="0.266cm" draw:marker-end-width="0.266cm" draw:fill="solid" draw:fill-color="#ff420e" draw:textarea-vertical-align="middle" fo:padding-top="0.138cm" fo:padding-bottom="0.138cm" fo:padding-left="0.263cm" fo:padding-right="0.263cm"/>
    </style:style>
    <style:style style:name="gr7" style:family="graphic" style:parent-style-name="standard">
      <style:graphic-properties svg:stroke-width="0.025cm" svg:stroke-color="#ff420e" draw:marker-start-width="0.266cm" draw:marker-end-width="0.266cm" draw:textarea-vertical-align="middle" fo:padding-top="0.138cm" fo:padding-bottom="0.138cm" fo:padding-left="0.263cm" fo:padding-right="0.263cm"/>
    </style:style>
    <style:style style:name="gr8" style:family="graphic" style:parent-style-name="objectwithoutfill">
      <style:graphic-properties svg:stroke-width="0.025cm" svg:stroke-color="#3465a4" draw:marker-start-width="0.266cm" draw:marker-end-width="0.266cm" draw:fill="none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svg:stroke-width="0.025cm" svg:stroke-color="#ff420e" draw:marker-start-width="0.266cm" draw:marker-end-width="0.266cm" draw:fill="none" draw:textarea-vertical-align="middle" fo:padding-top="0.138cm" fo:padding-bottom="0.138cm" fo:padding-left="0.263cm" fo:padding-right="0.263cm"/>
    </style:style>
    <style:style style:name="gr10" style:family="graphic" style:parent-style-name="standard">
      <style:graphic-properties svg:stroke-width="0.025cm" svg:stroke-color="#333333" draw:marker-start-width="0.266cm" draw:marker-end-width="0.266cm" draw:textarea-horizontal-align="justify" draw:textarea-vertical-align="middle" draw:auto-grow-height="false" fo:padding-top="0.138cm" fo:padding-bottom="0.138cm" fo:padding-left="0.263cm" fo:padding-right="0.263cm"/>
    </style:style>
    <style:style style:name="gr11" style:family="graphic" style:parent-style-name="objectwithoutfill">
      <style:graphic-properties svg:stroke-width="0.025cm" svg:stroke-color="#333333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svg:stroke-color="#3465a4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25cm" svg:stroke-color="#ff420e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size="13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36" draw:id="id236" draw:layer="layout" svg:width="0.508cm" svg:height="0.508cm" svg:x="7.858cm" svg:y="9.89cm">
          <text:p text:style-name="P1">h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7" draw:id="id237" draw:layer="layout" svg:width="0.508cm" svg:height="0.508cm" svg:x="9.382cm" svg:y="8.366cm">
          <text:p text:style-name="P1">h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0" draw:id="id230" draw:layer="layout" svg:width="0.508cm" svg:height="0.508cm" svg:x="15.732cm" svg:y="14.335cm">
          <text:p text:style-name="P1">h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8" draw:id="id228" draw:layer="layout" svg:width="0.508cm" svg:height="0.508cm" svg:x="15.732cm" svg:y="10.144cm">
          <text:p text:style-name="P1">h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1" draw:id="id231" draw:layer="layout" svg:width="0.508cm" svg:height="0.508cm" svg:x="13.954cm" svg:y="16.113cm">
          <text:p text:style-name="P1">h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4" draw:id="id234" draw:layer="layout" svg:width="0.508cm" svg:height="0.508cm" svg:x="7.731cm" svg:y="14.335cm">
          <text:p text:style-name="P1">h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7" draw:id="id227" draw:layer="layout" svg:width="0.508cm" svg:height="0.508cm" svg:x="14.208cm" svg:y="8.493cm">
          <text:p text:style-name="P1">h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3" draw:id="id233" draw:layer="layout" svg:width="0.508cm" svg:height="0.508cm" svg:x="9.382cm" svg:y="16.113cm">
          <text:p text:style-name="P1">h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9" draw:id="id229" draw:layer="layout" svg:width="0.508cm" svg:height="0.508cm" svg:x="16.24cm" svg:y="12.303cm">
          <text:p text:style-name="P1">h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5" draw:id="id235" draw:layer="layout" svg:width="0.508cm" svg:height="0.508cm" svg:x="7.223cm" svg:y="12.176cm">
          <text:p text:style-name="P1">h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8" draw:id="id238" draw:layer="layout" svg:width="0.508cm" svg:height="0.508cm" svg:x="11.795cm" svg:y="7.731cm">
          <text:p text:style-name="P1">h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2" draw:id="id232" draw:layer="layout" svg:width="0.508cm" svg:height="0.508cm" svg:x="11.668cm" svg:y="16.748cm">
          <text:p text:style-name="P1">h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508cm" svg:height="0.508cm" svg:x="11.033cm" svg:y="6.334cm">
          <text:p text:style-name="P1">6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508cm" svg:height="0.508cm" svg:x="10.398cm" svg:y="6.461cm">
          <text:p text:style-name="P1">5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508cm" svg:height="0.508cm" svg:x="9.763cm" svg:y="6.588cm">
          <text:p text:style-name="P1">5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0.508cm" svg:height="0.508cm" svg:x="9.128cm" svg:y="6.842cm">
          <text:p text:style-name="P1">5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508cm" svg:height="0.508cm" svg:x="8.112cm" svg:y="7.35cm">
          <text:p text:style-name="P1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508cm" svg:height="0.508cm" svg:x="7.604cm" svg:y="7.731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0.508cm" svg:height="0.508cm" svg:x="7.096cm" svg:y="8.112cm">
          <text:p text:style-name="P1">5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508cm" svg:height="0.508cm" svg:x="6.715cm" svg:y="8.62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508cm" svg:height="0.508cm" svg:x="5.953cm" svg:y="9.763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508cm" svg:height="0.508cm" svg:x="5.699cm" svg:y="10.398cm">
          <text:p text:style-name="P1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0.508cm" svg:height="0.508cm" svg:x="5.572cm" svg:y="11.033cm">
          <text:p text:style-name="P1">4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508cm" svg:height="0.508cm" svg:x="5.445cm" svg:y="11.668cm">
          <text:p text:style-name="P1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508cm" svg:height="0.508cm" svg:x="5.445cm" svg:y="12.811cm">
          <text:p text:style-name="P1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508cm" svg:height="0.508cm" svg:x="5.445cm" svg:y="13.446cm">
          <text:p text:style-name="P1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0.508cm" svg:height="0.508cm" svg:x="5.572cm" svg:y="13.954cm">
          <text:p text:style-name="P1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0.508cm" svg:height="0.508cm" svg:x="5.826cm" svg:y="14.589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508cm" svg:height="0.508cm" svg:x="6.461cm" svg:y="15.859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508cm" svg:height="0.508cm" svg:x="6.842cm" svg:y="16.367cm">
          <text:p text:style-name="P1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508cm" svg:height="0.508cm" svg:x="7.35cm" svg:y="16.875cm">
          <text:p text:style-name="P1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508cm" svg:height="0.508cm" svg:x="7.858cm" svg:y="17.383cm">
          <text:p text:style-name="P1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508cm" svg:height="0.508cm" svg:x="9.128cm" svg:y="18.018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508cm" svg:height="0.508cm" svg:x="9.763cm" svg:y="18.272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508cm" svg:height="0.508cm" svg:x="10.398cm" svg:y="18.399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508cm" svg:height="0.508cm" svg:x="11.033cm" svg:y="18.526cm">
          <text:p text:style-name="P1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508cm" svg:height="0.508cm" svg:x="12.43cm" svg:y="18.526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508cm" svg:height="0.508cm" svg:x="13.065cm" svg:y="18.399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508cm" svg:height="0.508cm" svg:x="13.7cm" svg:y="18.272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508cm" svg:height="0.508cm" svg:x="14.208cm" svg:y="18.018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508cm" svg:height="0.508cm" svg:x="15.351cm" svg:y="17.383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508cm" svg:height="0.508cm" svg:x="15.986cm" svg:y="17.002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508cm" svg:height="0.508cm" svg:x="16.367cm" svg:y="16.494cm">
          <text:p text:style-name="P1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508cm" svg:height="0.508cm" svg:x="17.002cm" svg:y="15.859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508cm" svg:height="0.508cm" svg:x="17.637cm" svg:y="14.589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508cm" svg:height="0.508cm" svg:x="17.764cm" svg:y="14.081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508cm" svg:height="0.508cm" svg:x="17.891cm" svg:y="13.573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508cm" svg:height="0.508cm" svg:x="18.018cm" svg:y="12.938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508cm" svg:height="0.508cm" svg:x="18.018cm" svg:y="11.668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508cm" svg:height="0.508cm" svg:x="17.891cm" svg:y="11.16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508cm" svg:height="0.508cm" svg:x="17.764cm" svg:y="10.652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508cm" svg:height="0.508cm" svg:x="17.51cm" svg:y="10.017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508cm" svg:height="0.508cm" svg:x="8.62cm" svg:y="7.096cm">
          <text:p text:style-name="P1">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508cm" svg:height="0.508cm" svg:x="6.334cm" svg:y="9.128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508cm" svg:height="0.508cm" svg:x="5.445cm" svg:y="12.303cm">
          <text:p text:style-name="P1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508cm" svg:height="0.508cm" svg:x="6.08cm" svg:y="15.224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508cm" svg:height="0.508cm" svg:x="8.493cm" svg:y="17.637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508cm" svg:height="0.508cm" svg:x="11.668cm" svg:y="18.526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508cm" svg:height="0.508cm" svg:x="14.716cm" svg:y="17.764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508cm" svg:height="0.508cm" svg:x="17.383cm" svg:y="15.097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508cm" svg:height="0.508cm" svg:x="18.018cm" svg:y="12.303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508cm" svg:height="0.508cm" svg:x="16.875cm" svg:y="8.747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508cm" svg:height="0.508cm" svg:x="16.494cm" svg:y="8.239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508cm" svg:height="0.508cm" svg:x="15.986cm" svg:y="7.85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508cm" svg:height="0.508cm" svg:x="15.478cm" svg:y="7.47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508cm" svg:height="0.508cm" svg:x="14.335cm" svg:y="6.84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3.7cm" svg:y="6.588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508cm" svg:height="0.508cm" svg:x="13.065cm" svg:y="6.46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2.43cm" svg:y="6.33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508cm" svg:height="0.508cm" svg:x="17.256cm" svg:y="9.38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508cm" svg:height="0.508cm" svg:x="14.97cm" svg:y="7.09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508cm" svg:height="0.508cm" svg:x="11.668cm" svg:y="6.33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xml:id="id2" draw:id="id2" draw:layer="layout" svg:x1="11.922cm" svg:y1="6.842cm" svg:x2="11.925cm" svg:y2="7.343cm" draw:start-shape="id1" draw:start-glue-point="8" svg:d="M11922 6842v514h3v-13" svg:viewBox="0 0 4 515">
          <text:p/>
        </draw:connector>
        <draw:connector draw:style-name="gr2" draw:text-style-name="P1" xml:id="id5" draw:id="id5" draw:layer="layout" svg:x1="12.681cm" svg:y1="5.832cm" svg:x2="12.684cm" svg:y2="6.333cm" svg:d="M12681 5832v251h3v250" svg:viewBox="0 0 4 502">
          <text:p/>
        </draw:connector>
        <draw:connector draw:style-name="gr3" draw:text-style-name="P1" xml:id="id7" draw:id="id7" draw:layer="layout" svg:x1="15.221cm" svg:y1="6.594cm" svg:x2="15.224cm" svg:y2="7.095cm" svg:d="M15221 6594v502h3v-1" svg:viewBox="0 0 4 503">
          <text:p/>
        </draw:connector>
        <draw:connector draw:style-name="gr4" draw:text-style-name="P1" xml:id="id4" draw:id="id4" draw:layer="layout" svg:x1="11.922cm" svg:y1="6.334cm" svg:x2="11.934cm" svg:y2="5.812cm" draw:start-shape="id1" draw:start-glue-point="4" svg:d="M11922 6334v-517h12v-5" svg:viewBox="0 0 13 523">
          <text:p/>
        </draw:connector>
        <draw:connector draw:style-name="gr4" draw:text-style-name="P1" xml:id="id3" draw:id="id3" draw:layer="layout" svg:x1="12.684cm" svg:y1="7.345cm" svg:x2="12.696cm" svg:y2="6.842cm" svg:d="M12684 7345v-502h12v-1" svg:viewBox="0 0 13 504">
          <text:p/>
        </draw:connector>
        <draw:connector draw:style-name="gr4" draw:text-style-name="P1" xml:id="id6" draw:id="id6" draw:layer="layout" svg:x1="14.589cm" svg:y1="6.837cm" svg:x2="14.601cm" svg:y2="6.334cm" svg:d="M14589 6837v-502h12v-1" svg:viewBox="0 0 13 504">
          <text:p/>
        </draw:connector>
        <draw:connector draw:style-name="gr5" draw:text-style-name="P1" draw:layer="layout" draw:type="lines" svg:x1="11.925cm" svg:y1="7.343cm" svg:x2="12.684cm" svg:y2="7.345cm" draw:start-shape="id2" draw:start-glue-point="3" draw:end-shape="id3" draw:end-glue-point="2" svg:d="M11925 7343h513l-267 2h513" svg:viewBox="0 0 760 3">
          <text:p/>
        </draw:connector>
        <draw:connector draw:style-name="gr5" draw:text-style-name="P1" xml:id="id115" draw:id="id115" draw:layer="layout" draw:type="line" svg:x1="11.934cm" svg:y1="5.812cm" svg:x2="12.681cm" svg:y2="5.832cm" draw:start-shape="id4" draw:start-glue-point="3" draw:end-shape="id5" draw:end-glue-point="2" svg:d="M11934 5812l747 20" svg:viewBox="0 0 748 21">
          <text:p/>
        </draw:connector>
        <draw:connector draw:style-name="gr5" draw:text-style-name="P1" draw:layer="layout" draw:type="line" svg:x1="13.325cm" svg:y1="5.959cm" svg:x2="13.954cm" svg:y2="6.08cm" svg:d="M13325 5959l629 121" svg:viewBox="0 0 630 122">
          <text:p/>
        </draw:connector>
        <draw:connector draw:style-name="gr5" draw:text-style-name="P1" draw:layer="layout" draw:type="line" svg:x1="13.32cm" svg:y1="7.477cm" svg:x2="13.942cm" svg:y2="7.599cm" svg:d="M13320 7477l622 122" svg:viewBox="0 0 623 123">
          <text:p/>
        </draw:connector>
        <draw:connector draw:style-name="gr5" draw:text-style-name="P1" draw:layer="layout" draw:type="line" svg:x1="14.601cm" svg:y1="6.334cm" svg:x2="15.221cm" svg:y2="6.594cm" draw:start-shape="id6" draw:start-glue-point="3" draw:end-shape="id7" draw:end-glue-point="2" svg:d="M14601 6334l620 260" svg:viewBox="0 0 621 261">
          <text:p/>
        </draw:connector>
        <draw:connector draw:style-name="gr4" draw:text-style-name="P1" draw:layer="layout" svg:x1="11.922cm" svg:y1="6.335cm" svg:x2="11.934cm" svg:y2="5.832cm" svg:d="M11922 6335v-502h12v-1" svg:viewBox="0 0 13 504">
          <text:p/>
        </draw:connector>
        <draw:connector draw:style-name="gr6" draw:text-style-name="P1" xml:id="id8" draw:id="id8" draw:layer="layout" svg:x1="13.319cm" svg:y1="7.477cm" svg:x2="13.331cm" svg:y2="6.974cm" svg:d="M13319 7477v-502h12v-1" svg:viewBox="0 0 13 504">
          <text:p/>
        </draw:connector>
        <draw:connector draw:style-name="gr6" draw:text-style-name="P1" xml:id="id9" draw:id="id9" draw:layer="layout" svg:x1="13.954cm" svg:y1="6.583cm" svg:x2="13.966cm" svg:y2="6.08cm" svg:d="M13954 6583v-502h12v-1" svg:viewBox="0 0 13 504">
          <text:p/>
        </draw:connector>
        <draw:connector draw:style-name="gr7" draw:text-style-name="P1" draw:layer="layout" svg:x1="13.319cm" svg:y1="5.959cm" svg:x2="13.322cm" svg:y2="6.46cm" svg:d="M13319 5959v502h3v-1" svg:viewBox="0 0 4 503">
          <text:p/>
        </draw:connector>
        <draw:connector draw:style-name="gr7" draw:text-style-name="P1" draw:layer="layout" svg:x1="13.954cm" svg:y1="7.102cm" svg:x2="13.957cm" svg:y2="7.603cm" svg:d="M13954 7102v502h3v-1" svg:viewBox="0 0 4 503">
          <text:p/>
        </draw:connector>
        <draw:connector draw:style-name="gr5" draw:text-style-name="P1" xml:id="id111" draw:id="id111" draw:layer="layout" draw:type="line" svg:x1="12.684cm" svg:y1="7.345cm" svg:x2="13.319cm" svg:y2="7.477cm" draw:start-shape="id3" draw:start-glue-point="2" draw:end-shape="id8" draw:end-glue-point="2" svg:d="M12684 7345l635 132" svg:viewBox="0 0 636 133">
          <text:p/>
        </draw:connector>
        <draw:connector draw:style-name="gr5" draw:text-style-name="P1" xml:id="id113" draw:id="id113" draw:layer="layout" draw:type="line" svg:x1="13.96cm" svg:y1="6.081cm" svg:x2="14.601cm" svg:y2="6.334cm" draw:start-shape="id9" draw:start-glue-point="0" draw:end-shape="id6" draw:end-glue-point="3" svg:d="M13960 6081l641 253" svg:viewBox="0 0 642 254">
          <text:p/>
        </draw:connector>
        <draw:connector draw:style-name="gr8" draw:text-style-name="P1" xml:id="id66" draw:id="id66" draw:layer="layout" draw:type="line" svg:x1="14.589cm" svg:y1="7.35cm" svg:x2="14.396cm" svg:y2="7.727cm" draw:start-shape="id10" draw:start-glue-point="8" svg:d="M14589 7350l-193 377" svg:viewBox="0 0 194 378">
          <text:p/>
        </draw:connector>
        <draw:connector draw:style-name="gr9" draw:text-style-name="P1" xml:id="id67" draw:id="id67" draw:layer="layout" draw:type="line" svg:x1="15.224cm" svg:y1="7.604cm" svg:x2="14.891cm" svg:y2="7.951cm" draw:start-shape="id11" draw:start-glue-point="8" svg:d="M15224 7604l-333 347" svg:viewBox="0 0 334 348">
          <text:p/>
        </draw:connector>
        <draw:connector draw:style-name="gr9" draw:text-style-name="P1" xml:id="id69" draw:id="id69" draw:layer="layout" draw:type="line" svg:x1="16.06cm" svg:y1="8.292cm" svg:x2="15.672cm" svg:y2="8.609cm" draw:start-shape="id12" draw:start-glue-point="7" svg:d="M16060 8292l-388 317" svg:viewBox="0 0 389 318">
          <text:p/>
        </draw:connector>
        <draw:connector draw:style-name="gr9" draw:text-style-name="P1" xml:id="id75" draw:id="id75" draw:layer="layout" draw:type="line" svg:x1="16.949cm" svg:y1="9.181cm" svg:x2="16.533cm" svg:y2="9.389cm" draw:start-shape="id13" draw:start-glue-point="7" svg:d="M16949 9181l-416 208" svg:viewBox="0 0 417 209">
          <text:p/>
        </draw:connector>
        <draw:connector draw:style-name="gr9" draw:text-style-name="P1" xml:id="id70" draw:id="id70" draw:layer="layout" draw:type="line" svg:x1="15.912cm" svg:y1="7.551cm" svg:x2="16.275cm" svg:y2="7.239cm" draw:start-shape="id14" draw:start-glue-point="11" svg:d="M15912 7551l363-312" svg:viewBox="0 0 364 313">
          <text:p/>
        </draw:connector>
        <draw:connector draw:style-name="gr9" draw:text-style-name="P1" xml:id="id72" draw:id="id72" draw:layer="layout" draw:type="line" svg:x1="16.928cm" svg:y1="8.313cm" svg:x2="17.334cm" svg:y2="8.012cm" draw:start-shape="id15" draw:start-glue-point="11" svg:d="M16928 8313l406-301" svg:viewBox="0 0 407 302">
          <text:p/>
        </draw:connector>
        <draw:connector draw:style-name="gr9" draw:text-style-name="P1" xml:id="id78" draw:id="id78" draw:layer="layout" draw:type="line" svg:x1="17.69cm" svg:y1="9.456cm" svg:x2="18.195cm" svg:y2="9.206cm" draw:start-shape="id16" draw:start-glue-point="11" svg:d="M17690 9456l505-250" svg:viewBox="0 0 506 251">
          <text:p/>
        </draw:connector>
        <draw:connector draw:style-name="gr9" draw:text-style-name="P1" xml:id="id77" draw:id="id77" draw:layer="layout" draw:type="line" svg:x1="17.584cm" svg:y1="10.451cm" svg:x2="17.028cm" svg:y2="10.59cm" draw:start-shape="id17" draw:start-glue-point="7" svg:d="M17584 10451l-556 139" svg:viewBox="0 0 557 140">
          <text:p/>
        </draw:connector>
        <draw:connector draw:style-name="gr9" draw:text-style-name="P1" xml:id="id80" draw:id="id80" draw:layer="layout" draw:type="line" svg:x1="18.272cm" svg:y1="10.906cm" svg:x2="18.799cm" svg:y2="10.752cm" draw:start-shape="id18" draw:start-glue-point="10" svg:d="M18272 10906l527-154" svg:viewBox="0 0 528 155">
          <text:p/>
        </draw:connector>
        <draw:connector draw:style-name="gr9" draw:text-style-name="P1" xml:id="id83" draw:id="id83" draw:layer="layout" draw:type="line" svg:x1="17.891cm" svg:y1="11.414cm" svg:x2="17.368cm" svg:y2="11.485cm" draw:start-shape="id19" draw:start-glue-point="6" svg:d="M17891 11414l-523 71" svg:viewBox="0 0 524 72">
          <text:p/>
        </draw:connector>
        <draw:connector draw:style-name="gr9" draw:text-style-name="P1" xml:id="id86" draw:id="id86" draw:layer="layout" draw:type="line" svg:x1="18.526cm" svg:y1="11.922cm" svg:x2="19.003cm" svg:y2="11.906cm" draw:start-shape="id20" draw:start-glue-point="10" svg:d="M18526 11922l477-16" svg:viewBox="0 0 478 17">
          <text:p/>
        </draw:connector>
        <draw:connector draw:style-name="gr9" draw:text-style-name="P1" xml:id="id85" draw:id="id85" draw:layer="layout" draw:type="line" svg:x1="18.018cm" svg:y1="12.557cm" svg:x2="17.605cm" svg:y2="12.571cm" draw:start-shape="id21" draw:start-glue-point="6" svg:d="M18018 12557l-413 14" svg:viewBox="0 0 414 15">
          <text:p/>
        </draw:connector>
        <draw:connector draw:style-name="gr9" draw:text-style-name="P1" xml:id="id88" draw:id="id88" draw:layer="layout" draw:type="line" svg:x1="18.526cm" svg:y1="13.192cm" svg:x2="18.996cm" svg:y2="13.236cm" draw:start-shape="id22" draw:start-glue-point="10" svg:d="M18526 13192l470 44" svg:viewBox="0 0 471 45">
          <text:p/>
        </draw:connector>
        <draw:connector draw:style-name="gr9" draw:text-style-name="P1" xml:id="id91" draw:id="id91" draw:layer="layout" draw:type="line" svg:x1="17.891cm" svg:y1="13.827cm" svg:x2="17.524cm" svg:y2="13.717cm" draw:start-shape="id23" draw:start-glue-point="6" svg:d="M17891 13827l-367-110" svg:viewBox="0 0 368 111">
          <text:p/>
        </draw:connector>
        <draw:connector draw:style-name="gr9" draw:text-style-name="P1" xml:id="id94" draw:id="id94" draw:layer="layout" draw:type="line" svg:x1="18.272cm" svg:y1="14.335cm" svg:x2="18.67cm" svg:y2="14.586cm" draw:start-shape="id24" draw:start-glue-point="10" svg:d="M18272 14335l398 251" svg:viewBox="0 0 399 252">
          <text:p/>
        </draw:connector>
        <draw:connector draw:style-name="gr9" draw:text-style-name="P1" xml:id="id93" draw:id="id93" draw:layer="layout" draw:type="line" svg:x1="17.711cm" svg:y1="14.663cm" svg:x2="17.313cm" svg:y2="14.484cm" draw:start-shape="id25" draw:start-glue-point="5" svg:d="M17711 14663l-398-179" svg:viewBox="0 0 399 180">
          <text:p/>
        </draw:connector>
        <draw:connector draw:style-name="gr9" draw:text-style-name="P1" xml:id="id96" draw:id="id96" draw:layer="layout" draw:type="line" svg:x1="17.817cm" svg:y1="15.531cm" svg:x2="18.222cm" svg:y2="15.78cm" draw:start-shape="id26" draw:start-glue-point="9" svg:d="M17817 15531l405 249" svg:viewBox="0 0 406 250">
          <text:p/>
        </draw:connector>
        <draw:connector draw:style-name="gr9" draw:text-style-name="P1" xml:id="id119" draw:id="id119" draw:layer="layout" draw:type="line" svg:x1="17.076cm" svg:y1="15.933cm" svg:x2="16.743cm" svg:y2="15.698cm" draw:start-shape="id27" draw:start-glue-point="5" svg:d="M17076 15933l-333-235" svg:viewBox="0 0 334 236">
          <text:p/>
        </draw:connector>
        <draw:connector draw:style-name="gr9" draw:text-style-name="P1" xml:id="id122" draw:id="id122" draw:layer="layout" draw:type="line" svg:x1="16.801cm" svg:y1="16.928cm" svg:x2="17.136cm" svg:y2="17.245cm" draw:start-shape="id28" draw:start-glue-point="9" svg:d="M16801 16928l335 317" svg:viewBox="0 0 336 318">
          <text:p/>
        </draw:connector>
        <draw:connector draw:style-name="gr9" draw:text-style-name="P1" xml:id="id121" draw:id="id121" draw:layer="layout" draw:type="line" svg:x1="16.06cm" svg:y1="17.076cm" svg:x2="15.732cm" svg:y2="16.75cm" draw:start-shape="id29" draw:start-glue-point="5" svg:d="M16060 17076l-328-326" svg:viewBox="0 0 329 327">
          <text:p/>
        </draw:connector>
        <draw:connector draw:style-name="gr9" draw:text-style-name="P1" xml:id="id124" draw:id="id124" draw:layer="layout" draw:type="line" svg:x1="15.785cm" svg:y1="17.817cm" svg:x2="15.976cm" svg:y2="18.12cm" draw:start-shape="id30" draw:start-glue-point="9" svg:d="M15785 17817l191 303" svg:viewBox="0 0 192 304">
          <text:p/>
        </draw:connector>
        <draw:connector draw:style-name="gr9" draw:text-style-name="P1" xml:id="id128" draw:id="id128" draw:layer="layout" draw:type="line" svg:x1="14.79cm" svg:y1="17.838cm" svg:x2="14.538cm" svg:y2="17.435cm" draw:start-shape="id31" draw:start-glue-point="5" svg:d="M14790 17838l-252-403" svg:viewBox="0 0 253 404">
          <text:p/>
        </draw:connector>
        <draw:connector draw:style-name="gr9" draw:text-style-name="P1" xml:id="id131" draw:id="id131" draw:layer="layout" draw:type="line" svg:x1="14.462cm" svg:y1="18.526cm" svg:x2="14.748cm" svg:y2="18.975cm" draw:start-shape="id32" draw:start-glue-point="8" svg:d="M14462 18526l286 449" svg:viewBox="0 0 287 450">
          <text:p/>
        </draw:connector>
        <draw:connector draw:style-name="gr9" draw:text-style-name="P1" xml:id="id130" draw:id="id130" draw:layer="layout" draw:type="line" svg:x1="13.774cm" svg:y1="18.346cm" svg:x2="13.541cm" svg:y2="17.964cm" draw:start-shape="id33" draw:start-glue-point="5" svg:d="M13774 18346l-233-382" svg:viewBox="0 0 234 383">
          <text:p/>
        </draw:connector>
        <draw:connector draw:style-name="gr9" draw:text-style-name="P1" xml:id="id133" draw:id="id133" draw:layer="layout" draw:type="line" svg:x1="13.319cm" svg:y1="18.907cm" svg:x2="13.405cm" svg:y2="19.342cm" draw:start-shape="id34" draw:start-glue-point="8" svg:d="M13319 18907l86 435" svg:viewBox="0 0 87 436">
          <text:p/>
        </draw:connector>
        <draw:connector draw:style-name="gr9" draw:text-style-name="P1" xml:id="id135" draw:id="id135" draw:layer="layout" draw:type="line" svg:x1="12.684cm" svg:y1="18.526cm" svg:x2="12.598cm" svg:y2="18.148cm" draw:start-shape="id35" draw:start-glue-point="4" svg:d="M12684 18526l-86-378" svg:viewBox="0 0 87 379">
          <text:p/>
        </draw:connector>
        <draw:connector draw:style-name="gr9" draw:text-style-name="P1" xml:id="id138" draw:id="id138" draw:layer="layout" draw:type="line" svg:x1="11.922cm" svg:y1="19.034cm" svg:x2="11.933cm" svg:y2="19.518cm" draw:start-shape="id36" draw:start-glue-point="8" svg:d="M11922 19034l11 484" svg:viewBox="0 0 12 485">
          <text:p/>
        </draw:connector>
        <draw:connector draw:style-name="gr9" draw:text-style-name="P1" xml:id="id140" draw:id="id140" draw:layer="layout" draw:type="line" svg:x1="11.287cm" svg:y1="18.526cm" svg:x2="11.316cm" svg:y2="18.155cm" draw:start-shape="id37" draw:start-glue-point="4" svg:d="M11287 18526l29-371" svg:viewBox="0 0 30 372">
          <text:p/>
        </draw:connector>
        <draw:connector draw:style-name="gr9" draw:text-style-name="P1" xml:id="id141" draw:id="id141" draw:layer="layout" draw:type="line" svg:x1="10.652cm" svg:y1="18.907cm" svg:x2="10.515cm" svg:y2="19.437cm" draw:start-shape="id38" svg:d="M10652 18907l-137 530" svg:viewBox="0 0 138 531">
          <text:p/>
        </draw:connector>
        <draw:connector draw:style-name="gr9" draw:text-style-name="P1" xml:id="id143" draw:id="id143" draw:layer="layout" draw:type="line" svg:x1="10.017cm" svg:y1="18.272cm" svg:x2="10.23cm" svg:y2="17.877cm" draw:start-shape="id39" draw:start-glue-point="4" svg:d="M10017 18272l213-395" svg:viewBox="0 0 214 396">
          <text:p/>
        </draw:connector>
        <draw:connector draw:style-name="gr9" draw:text-style-name="P1" xml:id="id147" draw:id="id147" draw:layer="layout" draw:type="line" svg:x1="9.202cm" svg:y1="18.452cm" svg:x2="8.873cm" svg:y2="18.962cm" draw:start-shape="id40" draw:start-glue-point="7" svg:d="M9202 18452l-329 510" svg:viewBox="0 0 330 511">
          <text:p/>
        </draw:connector>
        <draw:connector draw:style-name="gr9" draw:text-style-name="P1" xml:id="id146" draw:id="id146" draw:layer="layout" draw:type="line" svg:x1="8.927cm" svg:y1="17.711cm" svg:x2="9.193cm" svg:y2="17.415cm" draw:start-shape="id41" draw:start-glue-point="11" svg:d="M8927 17711l266-296" svg:viewBox="0 0 267 297">
          <text:p/>
        </draw:connector>
        <draw:connector draw:style-name="gr9" draw:text-style-name="P1" xml:id="id149" draw:id="id149" draw:layer="layout" draw:type="line" svg:x1="7.932cm" svg:y1="17.817cm" svg:x2="7.653cm" svg:y2="18.195cm" draw:start-shape="id42" draw:start-glue-point="7" svg:d="M7932 17817l-279 378" svg:viewBox="0 0 280 379">
          <text:p/>
        </draw:connector>
        <draw:connector draw:style-name="gr9" draw:text-style-name="P1" xml:id="id151" draw:id="id151" draw:layer="layout" draw:type="line" svg:x1="7.784cm" svg:y1="16.949cm" svg:x2="8.162cm" svg:y2="16.614cm" draw:start-shape="id43" draw:start-glue-point="11" svg:d="M7784 16949l378-335" svg:viewBox="0 0 379 336">
          <text:p/>
        </draw:connector>
        <draw:connector draw:style-name="gr9" draw:text-style-name="P1" xml:id="id156" draw:id="id156" draw:layer="layout" draw:type="line" svg:x1="6.916cm" svg:y1="16.801cm" svg:x2="6.54cm" svg:y2="17.15cm" draw:start-shape="id44" draw:start-glue-point="7" svg:d="M6916 16801l-376 349" svg:viewBox="0 0 377 350">
          <text:p/>
        </draw:connector>
        <draw:connector draw:style-name="gr9" draw:text-style-name="P1" xml:id="id154" draw:id="id154" draw:layer="layout" draw:type="line" svg:x1="6.895cm" svg:y1="15.933cm" svg:x2="7.327cm" svg:y2="15.658cm" draw:start-shape="id45" draw:start-glue-point="11" svg:d="M6895 15933l432-275" svg:viewBox="0 0 433 276">
          <text:p/>
        </draw:connector>
        <draw:connector draw:style-name="gr9" draw:text-style-name="P1" xml:id="id157" draw:id="id157" draw:layer="layout" draw:type="line" svg:x1="6.154cm" svg:y1="15.658cm" svg:x2="5.672cm" svg:y2="15.963cm" draw:start-shape="id46" draw:start-glue-point="7" svg:d="M6154 15658l-482 305" svg:viewBox="0 0 483 306">
          <text:p/>
        </draw:connector>
        <draw:connector draw:style-name="gr9" draw:text-style-name="P1" xml:id="id159" draw:id="id159" draw:layer="layout" draw:type="line" svg:x1="6.26cm" svg:y1="14.663cm" svg:x2="6.832cm" svg:y2="14.417cm" draw:start-shape="id47" draw:start-glue-point="11" svg:d="M6260 14663l572-246" svg:viewBox="0 0 573 247">
          <text:p/>
        </draw:connector>
        <draw:connector draw:style-name="gr9" draw:text-style-name="P1" xml:id="id164" draw:id="id164" draw:layer="layout" draw:type="line" svg:x1="5.572cm" svg:y1="14.208cm" svg:x2="5.075cm" svg:y2="14.315cm" draw:start-shape="id48" draw:start-glue-point="6" svg:d="M5572 14208l-497 107" svg:viewBox="0 0 498 108">
          <text:p/>
        </draw:connector>
        <draw:connector draw:style-name="gr9" draw:text-style-name="P1" xml:id="id162" draw:id="id162" draw:layer="layout" draw:type="line" svg:x1="5.953cm" svg:y1="13.7cm" svg:x2="6.513cm" svg:y2="13.569cm" draw:start-shape="id49" draw:start-glue-point="10" svg:d="M5953 13700l560-131" svg:viewBox="0 0 561 132">
          <text:p/>
        </draw:connector>
        <draw:connector draw:style-name="gr9" draw:text-style-name="P1" xml:id="id165" draw:id="id165" draw:layer="layout" draw:type="line" svg:x1="5.445cm" svg:y1="13.065cm" svg:x2="4.987cm" svg:y2="13.094cm" draw:start-shape="id50" draw:start-glue-point="6" svg:d="M5445 13065l-458 29" svg:viewBox="0 0 459 30">
          <text:p/>
        </draw:connector>
        <draw:connector draw:style-name="gr9" draw:text-style-name="P1" xml:id="id167" draw:id="id167" draw:layer="layout" draw:type="line" svg:x1="5.953cm" svg:y1="12.557cm" svg:x2="6.466cm" svg:y2="12.564cm" draw:start-shape="id51" draw:start-glue-point="10" svg:d="M5953 12557l513 7" svg:viewBox="0 0 514 8">
          <text:p/>
        </draw:connector>
        <draw:connector draw:style-name="gr9" draw:text-style-name="P1" xml:id="id172" draw:id="id172" draw:layer="layout" draw:type="line" svg:x1="5.445cm" svg:y1="11.922cm" svg:x2="4.973cm" svg:y2="11.866cm" draw:start-shape="id52" draw:start-glue-point="6" svg:d="M5445 11922l-472-56" svg:viewBox="0 0 473 57">
          <text:p/>
        </draw:connector>
        <draw:connector draw:style-name="gr9" draw:text-style-name="P1" xml:id="id170" draw:id="id170" draw:layer="layout" draw:type="line" svg:x1="6.08cm" svg:y1="11.287cm" svg:x2="6.554cm" svg:y2="11.357cm" draw:start-shape="id53" draw:start-glue-point="10" svg:d="M6080 11287l474 70" svg:viewBox="0 0 475 71">
          <text:p/>
        </draw:connector>
        <draw:connector draw:style-name="gr9" draw:text-style-name="P1" xml:id="id173" draw:id="id173" draw:layer="layout" draw:type="line" svg:x1="5.699cm" svg:y1="10.652cm" svg:x2="5.265cm" svg:y2="10.516cm" draw:start-shape="id54" draw:start-glue-point="6" svg:d="M5699 10652l-434-136" svg:viewBox="0 0 435 137">
          <text:p/>
        </draw:connector>
        <draw:connector draw:style-name="gr9" draw:text-style-name="P1" xml:id="id175" draw:id="id175" draw:layer="layout" draw:type="line" svg:x1="6.461cm" svg:y1="10.017cm" svg:x2="6.906cm" svg:y2="10.298cm" draw:start-shape="id55" draw:start-glue-point="10" svg:d="M6461 10017l445 281" svg:viewBox="0 0 446 282">
          <text:p/>
        </draw:connector>
        <draw:connector draw:style-name="gr9" draw:text-style-name="P1" xml:id="id180" draw:id="id180" draw:layer="layout" draw:type="line" svg:x1="6.408cm" svg:y1="9.202cm" svg:x2="6.079cm" svg:y2="8.921cm" draw:start-shape="id56" draw:start-glue-point="5" svg:d="M6408 9202l-329-281" svg:viewBox="0 0 330 282">
          <text:p/>
        </draw:connector>
        <draw:connector draw:style-name="gr9" draw:text-style-name="P1" xml:id="id178" draw:id="id178" draw:layer="layout" draw:type="line" svg:x1="7.149cm" svg:y1="9.054cm" svg:x2="7.531cm" svg:y2="9.321cm" draw:start-shape="id57" draw:start-glue-point="9" svg:d="M7149 9054l382 267" svg:viewBox="0 0 383 268">
          <text:p/>
        </draw:connector>
        <draw:connector draw:style-name="gr9" draw:text-style-name="P1" xml:id="id181" draw:id="id181" draw:layer="layout" draw:type="line" svg:x1="7.17cm" svg:y1="8.186cm" svg:x2="6.845cm" svg:y2="7.869cm" draw:start-shape="id58" draw:start-glue-point="5" svg:d="M7170 8186l-325-317" svg:viewBox="0 0 326 318">
          <text:p/>
        </draw:connector>
        <draw:connector draw:style-name="gr9" draw:text-style-name="P1" xml:id="id183" draw:id="id183" draw:layer="layout" draw:type="line" svg:x1="8.038cm" svg:y1="8.165cm" svg:x2="8.311cm" svg:y2="8.466cm" draw:start-shape="id59" draw:start-glue-point="9" svg:d="M8038 8165l273 301" svg:viewBox="0 0 274 302">
          <text:p/>
        </draw:connector>
        <draw:connector draw:style-name="gr9" draw:text-style-name="P1" xml:id="id188" draw:id="id188" draw:layer="layout" draw:type="line" svg:x1="8.186cm" svg:y1="7.424cm" svg:x2="7.836cm" svg:y2="7.109cm" draw:start-shape="id60" draw:start-glue-point="5" svg:d="M8186 7424l-350-315" svg:viewBox="0 0 351 316">
          <text:p/>
        </draw:connector>
        <draw:connector draw:style-name="gr9" draw:text-style-name="P1" xml:id="id186" draw:id="id186" draw:layer="layout" draw:type="line" svg:x1="9.054cm" svg:y1="7.53cm" svg:x2="9.288cm" svg:y2="7.93cm" draw:start-shape="id61" draw:start-glue-point="9" svg:d="M9054 7530l234 400" svg:viewBox="0 0 235 401">
          <text:p/>
        </draw:connector>
        <draw:connector draw:style-name="gr9" draw:text-style-name="P1" xml:id="id189" draw:id="id189" draw:layer="layout" draw:type="line" svg:x1="9.382cm" svg:y1="6.842cm" svg:x2="9.2cm" svg:y2="6.465cm" draw:start-shape="id62" draw:start-glue-point="4" svg:d="M9382 6842l-182-377" svg:viewBox="0 0 183 378">
          <text:p/>
        </draw:connector>
        <draw:connector draw:style-name="gr9" draw:text-style-name="P1" xml:id="id191" draw:id="id191" draw:layer="layout" draw:type="line" svg:x1="10.017cm" svg:y1="7.096cm" svg:x2="10.217cm" svg:y2="7.51cm" draw:start-shape="id63" draw:start-glue-point="8" svg:d="M10017 7096l200 414" svg:viewBox="0 0 201 415">
          <text:p/>
        </draw:connector>
        <draw:connector draw:style-name="gr9" draw:text-style-name="P1" xml:id="id196" draw:id="id196" draw:layer="layout" draw:type="line" svg:x1="10.652cm" svg:y1="6.461cm" svg:x2="10.461cm" svg:y2="6.037cm" draw:start-shape="id64" draw:start-glue-point="4" svg:d="M10652 6461l-191-424" svg:viewBox="0 0 192 425">
          <text:p/>
        </draw:connector>
        <draw:connector draw:style-name="gr9" draw:text-style-name="P1" xml:id="id194" draw:id="id194" draw:layer="layout" draw:type="line" svg:x1="11.287cm" svg:y1="6.842cm" svg:x2="11.35cm" svg:y2="7.279cm" draw:start-shape="id65" draw:start-glue-point="8" svg:d="M11287 6842l63 437" svg:viewBox="0 0 64 438">
          <text:p/>
        </draw:connector>
        <draw:connector draw:style-name="gr8" draw:text-style-name="P1" xml:id="id195" draw:id="id195" draw:layer="layout" draw:type="line" svg:x1="11.287cm" svg:y1="6.334cm" svg:x2="11.214cm" svg:y2="5.861cm" draw:start-shape="id65" draw:start-glue-point="4" svg:d="M11287 6334l-73-473" svg:viewBox="0 0 74 474">
          <text:p/>
        </draw:connector>
        <draw:connector draw:style-name="gr8" draw:text-style-name="P1" xml:id="id193" draw:id="id193" draw:layer="layout" draw:type="line" svg:x1="10.652cm" svg:y1="6.969cm" svg:x2="10.814cm" svg:y2="7.36cm" draw:start-shape="id64" draw:start-glue-point="8" svg:d="M10652 6969l162 391" svg:viewBox="0 0 163 392">
          <text:p/>
        </draw:connector>
        <draw:connector draw:style-name="gr8" draw:text-style-name="P1" xml:id="id190" draw:id="id190" draw:layer="layout" draw:type="line" svg:x1="9.837cm" svg:y1="6.662cm" svg:x2="9.702cm" svg:y2="6.322cm" draw:start-shape="id63" draw:start-glue-point="5" svg:d="M9837 6662l-135-340" svg:viewBox="0 0 136 341">
          <text:p/>
        </draw:connector>
        <draw:connector draw:style-name="gr8" draw:text-style-name="P1" xml:id="id192" draw:id="id192" draw:layer="layout" draw:type="line" svg:x1="9.562cm" svg:y1="7.276cm" svg:x2="9.708cm" svg:y2="7.693cm" draw:start-shape="id62" draw:start-glue-point="9" svg:d="M9562 7276l146 417" svg:viewBox="0 0 147 418">
          <text:p/>
        </draw:connector>
        <draw:connector draw:style-name="gr8" draw:text-style-name="P1" xml:id="id187" draw:id="id187" draw:layer="layout" draw:type="line" svg:x1="8.694cm" svg:y1="7.17cm" svg:x2="8.474cm" svg:y2="6.818cm" draw:start-shape="id61" draw:start-glue-point="5" svg:d="M8694 7170l-220-352" svg:viewBox="0 0 221 353">
          <text:p/>
        </draw:connector>
        <draw:connector draw:style-name="gr8" draw:text-style-name="P1" xml:id="id185" draw:id="id185" draw:layer="layout" draw:type="line" svg:x1="8.546cm" svg:y1="7.784cm" svg:x2="8.745cm" svg:y2="8.161cm" draw:start-shape="id60" draw:start-glue-point="9" svg:d="M8546 7784l199 377" svg:viewBox="0 0 200 378">
          <text:p/>
        </draw:connector>
        <draw:connector draw:style-name="gr8" draw:text-style-name="P1" xml:id="id182" draw:id="id182" draw:layer="layout" draw:type="line" svg:x1="7.678cm" svg:y1="7.805cm" svg:x2="7.327cm" svg:y2="7.476cm" draw:start-shape="id59" draw:start-glue-point="5" svg:d="M7678 7805l-351-329" svg:viewBox="0 0 352 330">
          <text:p/>
        </draw:connector>
        <draw:connector draw:style-name="gr8" draw:text-style-name="P1" xml:id="id184" draw:id="id184" draw:layer="layout" draw:type="line" svg:x1="7.53cm" svg:y1="8.546cm" svg:x2="7.802cm" svg:y2="8.846cm" draw:start-shape="id58" draw:start-glue-point="9" svg:d="M7530 8546l272 300" svg:viewBox="0 0 273 301">
          <text:p/>
        </draw:connector>
        <draw:connector draw:style-name="gr8" draw:text-style-name="P1" xml:id="id179" draw:id="id179" draw:layer="layout" draw:type="line" svg:x1="6.789cm" svg:y1="8.694cm" svg:x2="6.438cm" svg:y2="8.392cm" draw:start-shape="id57" draw:start-glue-point="5" svg:d="M6789 8694l-351-302" svg:viewBox="0 0 352 303">
          <text:p/>
        </draw:connector>
        <draw:connector draw:style-name="gr8" draw:text-style-name="P1" xml:id="id174" draw:id="id174" draw:layer="layout" draw:type="line" svg:x1="6.027cm" svg:y1="9.837cm" svg:x2="5.617cm" svg:y2="9.633cm" draw:start-shape="id55" draw:start-glue-point="5" svg:d="M6027 9837l-410-204" svg:viewBox="0 0 411 205">
          <text:p/>
        </draw:connector>
        <draw:connector draw:style-name="gr8" draw:text-style-name="P1" xml:id="id176" draw:id="id176" draw:layer="layout" draw:type="line" svg:x1="6.207cm" svg:y1="10.652cm" svg:x2="6.716cm" svg:y2="10.875cm" draw:start-shape="id54" draw:start-glue-point="10" svg:d="M6207 10652l509 223" svg:viewBox="0 0 510 224">
          <text:p/>
        </draw:connector>
        <draw:connector draw:style-name="gr8" draw:text-style-name="P1" xml:id="id171" draw:id="id171" draw:layer="layout" draw:type="line" svg:x1="5.572cm" svg:y1="11.287cm" svg:x2="5.047cm" svg:y2="11.221cm" draw:start-shape="id53" draw:start-glue-point="6" svg:d="M5572 11287l-525-66" svg:viewBox="0 0 526 67">
          <text:p/>
        </draw:connector>
        <draw:connector draw:style-name="gr8" draw:text-style-name="P1" xml:id="id169" draw:id="id169" draw:layer="layout" draw:type="line" svg:x1="5.953cm" svg:y1="11.922cm" svg:x2="6.519cm" svg:y2="11.994cm" draw:start-shape="id52" draw:start-glue-point="10" svg:d="M5953 11922l566 72" svg:viewBox="0 0 567 73">
          <text:p/>
        </draw:connector>
        <draw:connector draw:style-name="gr8" draw:text-style-name="P1" xml:id="id166" draw:id="id166" draw:layer="layout" draw:type="line" svg:x1="5.445cm" svg:y1="12.557cm" svg:x2="4.939cm" svg:y2="12.551cm" draw:start-shape="id51" draw:start-glue-point="6" svg:d="M5445 12557l-506-6" svg:viewBox="0 0 507 7">
          <text:p/>
        </draw:connector>
        <draw:connector draw:style-name="gr8" draw:text-style-name="P1" xml:id="id168" draw:id="id168" draw:layer="layout" draw:type="line" svg:x1="5.953cm" svg:y1="13.065cm" svg:x2="6.499cm" svg:y2="13.073cm" draw:start-shape="id50" draw:start-glue-point="10" svg:d="M5953 13065l546 8" svg:viewBox="0 0 547 9">
          <text:p/>
        </draw:connector>
        <draw:connector draw:style-name="gr8" draw:text-style-name="P1" xml:id="id163" draw:id="id163" draw:layer="layout" draw:type="line" svg:x1="5.445cm" svg:y1="13.7cm" svg:x2="5.013cm" svg:y2="13.765cm" draw:start-shape="id49" draw:start-glue-point="6" svg:d="M5445 13700l-432 65" svg:viewBox="0 0 433 66">
          <text:p/>
        </draw:connector>
        <draw:connector draw:style-name="gr8" draw:text-style-name="P1" xml:id="id161" draw:id="id161" draw:layer="layout" draw:type="line" svg:x1="6.08cm" svg:y1="14.208cm" svg:x2="6.614cm" svg:y2="14.023cm" draw:start-shape="id48" draw:start-glue-point="10" svg:d="M6080 14208l534-185" svg:viewBox="0 0 535 186">
          <text:p/>
        </draw:connector>
        <draw:connector draw:style-name="gr8" draw:text-style-name="P1" xml:id="id158" draw:id="id158" draw:layer="layout" draw:type="line" svg:x1="5.826cm" svg:y1="14.843cm" svg:x2="5.271cm" svg:y2="15.068cm" draw:start-shape="id47" draw:start-glue-point="6" svg:d="M5826 14843l-555 225" svg:viewBox="0 0 556 226">
          <text:p/>
        </draw:connector>
        <draw:connector draw:style-name="gr8" draw:text-style-name="P1" xml:id="id160" draw:id="id160" draw:layer="layout" draw:type="line" svg:x1="6.514cm" svg:y1="15.298cm" svg:x2="7.062cm" svg:y2="15.014cm" draw:start-shape="id46" draw:start-glue-point="11" svg:d="M6514 15298l548-284" svg:viewBox="0 0 549 285">
          <text:p/>
        </draw:connector>
        <draw:connector draw:style-name="gr8" draw:text-style-name="P1" xml:id="id155" draw:id="id155" draw:layer="layout" draw:type="line" svg:x1="6.535cm" svg:y1="16.293cm" svg:x2="6.051cm" svg:y2="16.662cm" draw:start-shape="id45" draw:start-glue-point="7" svg:d="M6535 16293l-484 369" svg:viewBox="0 0 485 370">
          <text:p/>
        </draw:connector>
        <draw:connector draw:style-name="gr8" draw:text-style-name="P1" xml:id="id153" draw:id="id153" draw:layer="layout" draw:type="line" svg:x1="7.276cm" svg:y1="16.441cm" svg:x2="7.768cm" svg:y2="16.085cm" draw:start-shape="id44" draw:start-glue-point="11" svg:d="M7276 16441l492-356" svg:viewBox="0 0 493 357">
          <text:p/>
        </draw:connector>
        <draw:connector draw:style-name="gr8" draw:text-style-name="P1" xml:id="id150" draw:id="id150" draw:layer="layout" draw:type="line" svg:x1="7.424cm" svg:y1="17.309cm" svg:x2="7.096cm" svg:y2="17.68cm" draw:start-shape="id43" draw:start-glue-point="7" svg:d="M7424 17309l-328 371" svg:viewBox="0 0 329 372">
          <text:p/>
        </draw:connector>
        <draw:connector draw:style-name="gr8" draw:text-style-name="P1" xml:id="id152" draw:id="id152" draw:layer="layout" draw:type="line" svg:x1="8.292cm" svg:y1="17.457cm" svg:x2="8.731cm" svg:y2="17.035cm" draw:start-shape="id42" draw:start-glue-point="11" svg:d="M8292 17457l439-422" svg:viewBox="0 0 440 423">
          <text:p/>
        </draw:connector>
        <draw:connector draw:style-name="gr8" draw:text-style-name="P1" xml:id="id148" draw:id="id148" draw:layer="layout" draw:type="line" svg:x1="8.567cm" svg:y1="18.071cm" svg:x2="8.243cm" svg:y2="18.507cm" draw:start-shape="id41" draw:start-glue-point="7" svg:d="M8567 18071l-324 436" svg:viewBox="0 0 325 437">
          <text:p/>
        </draw:connector>
        <draw:connector draw:style-name="gr8" draw:text-style-name="P1" xml:id="id145" draw:id="id145" draw:layer="layout" draw:type="line" svg:x1="9.562cm" svg:y1="18.092cm" svg:x2="9.81cm" svg:y2="17.687cm" draw:start-shape="id40" draw:start-glue-point="11" svg:d="M9562 18092l248-405" svg:viewBox="0 0 249 406">
          <text:p/>
        </draw:connector>
        <draw:connector draw:style-name="gr8" draw:text-style-name="P1" xml:id="id142" draw:id="id142" draw:layer="layout" draw:type="line" svg:x1="9.837cm" svg:y1="18.706cm" svg:x2="9.586cm" svg:y2="19.166cm" draw:start-shape="id39" draw:start-glue-point="7" svg:d="M9837 18706l-251 460" svg:viewBox="0 0 252 461">
          <text:p/>
        </draw:connector>
        <draw:connector draw:style-name="gr8" draw:text-style-name="P1" xml:id="id144" draw:id="id144" draw:layer="layout" draw:type="line" svg:x1="10.652cm" svg:y1="18.399cm" svg:x2="10.78cm" svg:y2="18.012cm" draw:start-shape="id38" draw:start-glue-point="4" svg:d="M10652 18399l128-387" svg:viewBox="0 0 129 388">
          <text:p/>
        </draw:connector>
        <draw:connector draw:style-name="gr8" draw:text-style-name="P1" xml:id="id139" draw:id="id139" draw:layer="layout" draw:type="line" svg:x1="11.287cm" svg:y1="19.034cm" svg:x2="11.228cm" svg:y2="19.552cm" draw:start-shape="id37" draw:start-glue-point="8" svg:d="M11287 19034l-59 518" svg:viewBox="0 0 60 519">
          <text:p/>
        </draw:connector>
        <draw:connector draw:style-name="gr8" draw:text-style-name="P1" xml:id="id137" draw:id="id137" draw:layer="layout" draw:type="line" svg:x1="11.922cm" svg:y1="18.526cm" svg:x2="11.92cm" svg:y2="18.134cm" draw:start-shape="id36" draw:start-glue-point="4" svg:d="M11922 18526l-2-392" svg:viewBox="0 0 3 393">
          <text:p/>
        </draw:connector>
        <draw:connector draw:style-name="gr8" draw:text-style-name="P1" xml:id="id134" draw:id="id134" draw:layer="layout" draw:type="line" svg:x1="12.684cm" svg:y1="19.034cm" svg:x2="12.74cm" svg:y2="19.559cm" draw:start-shape="id35" draw:start-glue-point="8" svg:d="M12684 19034l56 525" svg:viewBox="0 0 57 526">
          <text:p/>
        </draw:connector>
        <draw:connector draw:style-name="gr8" draw:text-style-name="P1" xml:id="id136" draw:id="id136" draw:layer="layout" draw:type="line" svg:x1="13.319cm" svg:y1="18.399cm" svg:x2="13.161cm" svg:y2="18.033cm" draw:start-shape="id34" draw:start-glue-point="4" svg:d="M13319 18399l-158-366" svg:viewBox="0 0 159 367">
          <text:p/>
        </draw:connector>
        <draw:connector draw:style-name="gr8" draw:text-style-name="P1" xml:id="id132" draw:id="id132" draw:layer="layout" draw:type="line" svg:x1="13.954cm" svg:y1="18.78cm" svg:x2="14.226cm" svg:y2="19.22cm" draw:start-shape="id33" draw:start-glue-point="8" svg:d="M13954 18780l272 440" svg:viewBox="0 0 273 441">
          <text:p/>
        </draw:connector>
        <draw:connector draw:style-name="gr8" draw:text-style-name="P1" xml:id="id129" draw:id="id129" draw:layer="layout" draw:type="line" svg:x1="14.282cm" svg:y1="18.092cm" svg:x2="14.043cm" svg:y2="17.707cm" draw:start-shape="id32" draw:start-glue-point="5" svg:d="M14282 18092l-239-385" svg:viewBox="0 0 240 386">
          <text:p/>
        </draw:connector>
        <draw:connector draw:style-name="gr8" draw:text-style-name="P1" xml:id="id125" draw:id="id125" draw:layer="layout" draw:type="line" svg:x1="15.15cm" svg:y1="18.198cm" svg:x2="15.386cm" svg:y2="18.569cm" draw:start-shape="id31" draw:start-glue-point="9" svg:d="M15150 18198l236 371" svg:viewBox="0 0 237 372">
          <text:p/>
        </draw:connector>
        <draw:connector draw:style-name="gr8" draw:text-style-name="P1" xml:id="id127" draw:id="id127" draw:layer="layout" draw:type="line" svg:x1="15.425cm" svg:y1="17.457cm" svg:x2="15.162cm" svg:y2="17.144cm" draw:start-shape="id30" draw:start-glue-point="5" svg:d="M15425 17457l-263-313" svg:viewBox="0 0 264 314">
          <text:p/>
        </draw:connector>
        <draw:connector draw:style-name="gr8" draw:text-style-name="P1" xml:id="id123" draw:id="id123" draw:layer="layout" draw:type="line" svg:x1="16.42cm" svg:y1="17.436cm" svg:x2="16.729cm" svg:y2="17.761cm" draw:start-shape="id29" draw:start-glue-point="9" svg:d="M16420 17436l309 325" svg:viewBox="0 0 310 326">
          <text:p/>
        </draw:connector>
        <draw:connector draw:style-name="gr8" draw:text-style-name="P1" xml:id="id120" draw:id="id120" draw:layer="layout" draw:type="line" svg:x1="16.441cm" svg:y1="16.568cm" svg:x2="16.064cm" svg:y2="16.275cm" draw:start-shape="id28" draw:start-glue-point="5" svg:d="M16441 16568l-377-293" svg:viewBox="0 0 378 294">
          <text:p/>
        </draw:connector>
        <draw:connector draw:style-name="gr8" draw:text-style-name="P1" xml:id="id117" draw:id="id117" draw:layer="layout" draw:type="line" svg:x1="17.436cm" svg:y1="16.293cm" svg:x2="17.835cm" svg:y2="16.547cm" draw:start-shape="id27" draw:start-glue-point="9" svg:d="M17436 16293l399 254" svg:viewBox="0 0 400 255">
          <text:p/>
        </draw:connector>
        <draw:connector draw:style-name="gr8" draw:text-style-name="P1" xml:id="id118" draw:id="id118" draw:layer="layout" draw:type="line" svg:x1="17.457cm" svg:y1="15.171cm" svg:x2="17.049cm" svg:y2="14.938cm" draw:start-shape="id26" draw:start-glue-point="5" svg:d="M17457 15171l-408-233" svg:viewBox="0 0 409 234">
          <text:p/>
        </draw:connector>
        <draw:connector draw:style-name="gr8" draw:text-style-name="P1" xml:id="id95" draw:id="id95" draw:layer="layout" draw:type="line" svg:x1="18.145cm" svg:y1="14.843cm" svg:x2="18.623cm" svg:y2="15.047cm" draw:start-shape="id25" draw:start-glue-point="10" svg:d="M18145 14843l478 204" svg:viewBox="0 0 479 205">
          <text:p/>
        </draw:connector>
        <draw:connector draw:style-name="gr8" draw:text-style-name="P1" xml:id="id92" draw:id="id92" draw:layer="layout" draw:type="line" svg:x1="17.764cm" svg:y1="14.335cm" svg:x2="17.388cm" svg:y2="14.138cm" draw:start-shape="id24" draw:start-glue-point="6" svg:d="M17764 14335l-376-197" svg:viewBox="0 0 377 198">
          <text:p/>
        </draw:connector>
        <draw:connector draw:style-name="gr8" draw:text-style-name="P1" xml:id="id89" draw:id="id89" draw:layer="layout" draw:type="line" svg:x1="18.399cm" svg:y1="13.827cm" svg:x2="18.847cm" svg:y2="13.995cm" draw:start-shape="id23" draw:start-glue-point="10" svg:d="M18399 13827l448 168" svg:viewBox="0 0 449 169">
          <text:p/>
        </draw:connector>
        <draw:connector draw:style-name="gr8" draw:text-style-name="P1" xml:id="id90" draw:id="id90" draw:layer="layout" draw:type="line" svg:x1="18.018cm" svg:y1="13.192cm" svg:x2="17.625cm" svg:y2="13.155cm" draw:start-shape="id22" draw:start-glue-point="6" svg:d="M18018 13192l-393-37" svg:viewBox="0 0 394 38">
          <text:p/>
        </draw:connector>
        <draw:connector draw:style-name="gr8" draw:text-style-name="P1" xml:id="id87" draw:id="id87" draw:layer="layout" draw:type="line" svg:x1="18.526cm" svg:y1="12.557cm" svg:x2="19.05cm" svg:y2="12.537cm" draw:start-shape="id21" draw:start-glue-point="10" svg:d="M18526 12557l524-20" svg:viewBox="0 0 525 21">
          <text:p/>
        </draw:connector>
        <draw:connector draw:style-name="gr8" draw:text-style-name="P1" xml:id="id84" draw:id="id84" draw:layer="layout" draw:type="line" svg:x1="18.018cm" svg:y1="11.922cm" svg:x2="17.497cm" svg:y2="11.995cm" draw:start-shape="id20" draw:start-glue-point="6" svg:d="M18018 11922l-521 73" svg:viewBox="0 0 522 74">
          <text:p/>
        </draw:connector>
        <draw:connector draw:style-name="gr8" draw:text-style-name="P1" xml:id="id81" draw:id="id81" draw:layer="layout" draw:type="line" svg:x1="18.399cm" svg:y1="11.414cm" svg:x2="18.955cm" svg:y2="11.309cm" draw:start-shape="id19" draw:start-glue-point="10" svg:d="M18399 11414l556-105" svg:viewBox="0 0 557 106">
          <text:p/>
        </draw:connector>
        <draw:connector draw:style-name="gr8" draw:text-style-name="P1" xml:id="id82" draw:id="id82" draw:layer="layout" draw:type="line" svg:x1="17.764cm" svg:y1="10.906cm" svg:x2="17.212cm" svg:y2="11.031cm" draw:start-shape="id18" draw:start-glue-point="6" svg:d="M17764 10906l-552 125" svg:viewBox="0 0 553 126">
          <text:p/>
        </draw:connector>
        <draw:connector draw:style-name="gr8" draw:text-style-name="P1" xml:id="id79" draw:id="id79" draw:layer="layout" draw:type="line" svg:x1="18.018cm" svg:y1="10.271cm" svg:x2="18.589cm" svg:y2="10.061cm" draw:start-shape="id17" draw:start-glue-point="10" svg:d="M18018 10271l571-210" svg:viewBox="0 0 572 211">
          <text:p/>
        </draw:connector>
        <draw:connector draw:style-name="gr8" draw:text-style-name="P1" xml:id="id76" draw:id="id76" draw:layer="layout" draw:type="line" svg:x1="17.33cm" svg:y1="9.816cm" svg:x2="16.798cm" svg:y2="10.02cm" draw:start-shape="id16" draw:start-glue-point="7" svg:d="M17330 9816l-532 204" svg:viewBox="0 0 533 205">
          <text:p/>
        </draw:connector>
        <draw:connector draw:style-name="gr8" draw:text-style-name="P1" xml:id="id73" draw:id="id73" draw:layer="layout" draw:type="line" svg:x1="17.309cm" svg:y1="8.821cm" svg:x2="17.754cm" svg:y2="8.609cm" draw:start-shape="id13" draw:start-glue-point="11" svg:d="M17309 8821l445-212" svg:viewBox="0 0 446 213">
          <text:p/>
        </draw:connector>
        <draw:connector draw:style-name="gr8" draw:text-style-name="P1" xml:id="id74" draw:id="id74" draw:layer="layout" draw:type="line" svg:x1="16.568cm" svg:y1="8.673cm" svg:x2="16.092cm" svg:y2="9.022cm" draw:start-shape="id15" draw:start-glue-point="7" svg:d="M16568 8673l-476 349" svg:viewBox="0 0 477 350">
          <text:p/>
        </draw:connector>
        <draw:connector draw:style-name="gr8" draw:text-style-name="P1" xml:id="id71" draw:id="id71" draw:layer="layout" draw:type="line" svg:x1="16.42cm" svg:y1="7.932cm" svg:x2="16.859cm" svg:y2="7.611cm" draw:start-shape="id12" draw:start-glue-point="11" svg:d="M16420 7932l439-321" svg:viewBox="0 0 440 322">
          <text:p/>
        </draw:connector>
        <draw:connector draw:style-name="gr8" draw:text-style-name="P1" xml:id="id68" draw:id="id68" draw:layer="layout" draw:type="line" svg:x1="15.552cm" svg:y1="7.911cm" svg:x2="15.237cm" svg:y2="8.208cm" draw:start-shape="id14" draw:start-glue-point="7" svg:d="M15552 7911l-315 297" svg:viewBox="0 0 316 298">
          <text:p/>
        </draw:connector>
        <draw:connector draw:style-name="gr5" draw:text-style-name="P1" draw:layer="layout" draw:type="line" svg:x1="14.396cm" svg:y1="7.727cm" svg:x2="14.891cm" svg:y2="7.951cm" draw:start-shape="id66" draw:start-glue-point="3" draw:end-shape="id67" draw:end-glue-point="3" svg:d="M14396 7727l495 224" svg:viewBox="0 0 496 225">
          <text:p/>
        </draw:connector>
        <draw:connector draw:style-name="gr5" draw:text-style-name="P1" xml:id="id109" draw:id="id109" draw:layer="layout" draw:type="line" svg:x1="14.891cm" svg:y1="7.951cm" svg:x2="15.237cm" svg:y2="8.208cm" draw:start-shape="id67" draw:start-glue-point="3" draw:end-shape="id68" draw:end-glue-point="3" svg:d="M14891 7951l346 257" svg:viewBox="0 0 347 258">
          <text:p/>
        </draw:connector>
        <draw:connector draw:style-name="gr5" draw:text-style-name="P1" draw:layer="layout" draw:type="line" svg:x1="15.237cm" svg:y1="8.208cm" svg:x2="15.672cm" svg:y2="8.609cm" draw:start-shape="id68" draw:start-glue-point="3" draw:end-shape="id69" draw:end-glue-point="3" svg:d="M15237 8208l435 401" svg:viewBox="0 0 436 402">
          <text:p/>
        </draw:connector>
        <draw:connector draw:style-name="gr5" draw:text-style-name="P1" draw:layer="layout" draw:type="line" svg:x1="16.275cm" svg:y1="7.239cm" svg:x2="16.859cm" svg:y2="7.611cm" draw:start-shape="id70" draw:start-glue-point="3" draw:end-shape="id71" draw:end-glue-point="3" svg:d="M16275 7239l584 372" svg:viewBox="0 0 585 373">
          <text:p/>
        </draw:connector>
        <draw:connector draw:style-name="gr5" draw:text-style-name="P1" xml:id="id107" draw:id="id107" draw:layer="layout" draw:type="line" svg:x1="16.859cm" svg:y1="7.611cm" svg:x2="17.334cm" svg:y2="8.012cm" draw:start-shape="id71" draw:start-glue-point="3" draw:end-shape="id72" draw:end-glue-point="3" svg:d="M16859 7611l475 401" svg:viewBox="0 0 476 402">
          <text:p/>
        </draw:connector>
        <draw:connector draw:style-name="gr5" draw:text-style-name="P1" draw:layer="layout" draw:type="line" svg:x1="17.334cm" svg:y1="8.012cm" svg:x2="17.754cm" svg:y2="8.609cm" draw:start-shape="id72" draw:start-glue-point="3" draw:end-shape="id73" draw:end-glue-point="3" svg:d="M17334 8012l420 597" svg:viewBox="0 0 421 598">
          <text:p/>
        </draw:connector>
        <draw:connector draw:style-name="gr5" draw:text-style-name="P1" draw:layer="layout" draw:type="line" svg:x1="16.092cm" svg:y1="9.022cm" svg:x2="16.533cm" svg:y2="9.389cm" draw:start-shape="id74" draw:start-glue-point="3" draw:end-shape="id75" draw:end-glue-point="3" svg:d="M16092 9022l441 367" svg:viewBox="0 0 442 368">
          <text:p/>
        </draw:connector>
        <draw:connector draw:style-name="gr5" draw:text-style-name="P1" xml:id="id105" draw:id="id105" draw:layer="layout" draw:type="line" svg:x1="16.533cm" svg:y1="9.389cm" svg:x2="16.798cm" svg:y2="10.02cm" draw:start-shape="id75" draw:start-glue-point="3" draw:end-shape="id76" draw:end-glue-point="3" svg:d="M16533 9389l265 631" svg:viewBox="0 0 266 632">
          <text:p/>
        </draw:connector>
        <draw:connector draw:style-name="gr5" draw:text-style-name="P1" draw:layer="layout" draw:type="line" svg:x1="16.798cm" svg:y1="10.02cm" svg:x2="17.028cm" svg:y2="10.59cm" draw:start-shape="id76" draw:start-glue-point="3" draw:end-shape="id77" draw:end-glue-point="3" svg:d="M16798 10020l230 570" svg:viewBox="0 0 231 571">
          <text:p/>
        </draw:connector>
        <draw:connector draw:style-name="gr5" draw:text-style-name="P1" draw:layer="layout" draw:type="line" svg:x1="18.195cm" svg:y1="9.206cm" svg:x2="18.589cm" svg:y2="10.061cm" draw:start-shape="id78" draw:start-glue-point="3" draw:end-shape="id79" draw:end-glue-point="3" svg:d="M18195 9206l394 855" svg:viewBox="0 0 395 856">
          <text:p/>
        </draw:connector>
        <draw:connector draw:style-name="gr5" draw:text-style-name="P1" xml:id="id103" draw:id="id103" draw:layer="layout" draw:type="line" svg:x1="18.589cm" svg:y1="10.061cm" svg:x2="18.799cm" svg:y2="10.752cm" draw:start-shape="id79" draw:start-glue-point="3" draw:end-shape="id80" draw:end-glue-point="3" svg:d="M18589 10061l210 691" svg:viewBox="0 0 211 692">
          <text:p/>
        </draw:connector>
        <draw:connector draw:style-name="gr5" draw:text-style-name="P1" draw:layer="layout" draw:type="line" svg:x1="18.799cm" svg:y1="10.752cm" svg:x2="18.955cm" svg:y2="11.309cm" draw:start-shape="id80" draw:start-glue-point="3" draw:end-shape="id81" draw:end-glue-point="3" svg:d="M18799 10752l156 557" svg:viewBox="0 0 157 558">
          <text:p/>
        </draw:connector>
        <draw:connector draw:style-name="gr5" draw:text-style-name="P1" draw:layer="layout" draw:type="line" svg:x1="17.212cm" svg:y1="11.031cm" svg:x2="17.368cm" svg:y2="11.485cm" draw:start-shape="id82" draw:start-glue-point="3" draw:end-shape="id83" draw:end-glue-point="3" svg:d="M17212 11031l156 454" svg:viewBox="0 0 157 455">
          <text:p/>
        </draw:connector>
        <draw:connector draw:style-name="gr5" draw:text-style-name="P1" xml:id="id101" draw:id="id101" draw:layer="layout" draw:type="line" svg:x1="17.368cm" svg:y1="11.485cm" svg:x2="17.497cm" svg:y2="11.995cm" draw:start-shape="id83" draw:start-glue-point="3" draw:end-shape="id84" draw:end-glue-point="3" svg:d="M17368 11485l129 510" svg:viewBox="0 0 130 511">
          <text:p/>
        </draw:connector>
        <draw:connector draw:style-name="gr5" draw:text-style-name="P1" draw:layer="layout" draw:type="line" svg:x1="17.497cm" svg:y1="11.995cm" svg:x2="17.605cm" svg:y2="12.571cm" draw:start-shape="id84" draw:start-glue-point="3" draw:end-shape="id85" draw:end-glue-point="3" svg:d="M17497 11995l108 576" svg:viewBox="0 0 109 577">
          <text:p/>
        </draw:connector>
        <draw:connector draw:style-name="gr5" draw:text-style-name="P1" draw:layer="layout" draw:type="line" svg:x1="19.003cm" svg:y1="11.906cm" svg:x2="19.05cm" svg:y2="12.537cm" draw:start-shape="id86" draw:start-glue-point="3" draw:end-shape="id87" draw:end-glue-point="3" svg:d="M19003 11906l47 631" svg:viewBox="0 0 48 632">
          <text:p/>
        </draw:connector>
        <draw:custom-shape draw:style-name="gr10" draw:text-style-name="P1" xml:id="id116" draw:id="id116" draw:layer="layout" svg:width="0.889cm" svg:height="0.762cm" svg:x="11.668cm" svg:y="2.905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0" draw:text-style-name="P1" xml:id="id112" draw:id="id112" draw:layer="layout" svg:width="0.889cm" svg:height="0.762cm" svg:x="12.176cm" svg:y="8.747cm">
          <text:p text:style-name="P1">P2</text:p>
          <draw:enhanced-geometry svg:viewBox="0 0 21600 21600" draw:type="rectangle" draw:enhanced-path="M 0 0 L 21600 0 21600 21600 0 21600 0 0 Z N"/>
        </draw:custom-shape>
        <draw:custom-shape draw:style-name="gr10" draw:text-style-name="P1" xml:id="id114" draw:id="id114" draw:layer="layout" svg:width="0.889cm" svg:height="0.762cm" svg:x="14.208cm" svg:y="4.302cm">
          <text:p text:style-name="P1">P3</text:p>
          <draw:enhanced-geometry svg:viewBox="0 0 21600 21600" draw:type="rectangle" draw:enhanced-path="M 0 0 L 21600 0 21600 21600 0 21600 0 0 Z N"/>
        </draw:custom-shape>
        <draw:custom-shape draw:style-name="gr10" draw:text-style-name="P1" xml:id="id110" draw:id="id110" draw:layer="layout" svg:width="0.889cm" svg:height="0.762cm" svg:x="13.192cm" svg:y="10.017cm">
          <text:p text:style-name="P1">P4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8" draw:id="id108" draw:layer="layout" svg:width="0.889cm" svg:height="0.762cm" svg:x="19.161cm" svg:y="6.715cm">
          <text:p text:style-name="P1">P5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6" draw:id="id106" draw:layer="layout" svg:width="0.889cm" svg:height="0.762cm" svg:x="14.335cm" svg:y="10.779cm">
          <text:p text:style-name="P1">P6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4" draw:id="id104" draw:layer="layout" svg:width="0.889cm" svg:height="0.762cm" svg:x="20.05cm" svg:y="10.271cm">
          <text:p text:style-name="P1">P7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2" draw:id="id102" draw:layer="layout" svg:width="0.889cm" svg:height="0.762cm" svg:x="14.208cm" svg:y="12.049cm">
          <text:p text:style-name="P1">P8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0" draw:id="id100" draw:layer="layout" svg:width="0.889cm" svg:height="0.762cm" svg:x="20.558cm" svg:y="12.557cm">
          <text:p text:style-name="P1">P9</text:p>
          <draw:enhanced-geometry svg:viewBox="0 0 21600 21600" draw:type="rectangle" draw:enhanced-path="M 0 0 L 21600 0 21600 21600 0 21600 0 0 Z N"/>
        </draw:custom-shape>
        <draw:connector draw:style-name="gr5" draw:text-style-name="P1" xml:id="id99" draw:id="id99" draw:layer="layout" draw:type="line" svg:x1="19.05cm" svg:y1="12.537cm" svg:x2="18.996cm" svg:y2="13.236cm" draw:start-shape="id87" draw:start-glue-point="3" draw:end-shape="id88" draw:end-glue-point="3" svg:d="M19050 12537l-54 699" svg:viewBox="0 0 55 700">
          <text:p/>
        </draw:connector>
        <draw:connector draw:style-name="gr5" draw:text-style-name="P1" draw:layer="layout" draw:type="line" svg:x1="18.996cm" svg:y1="13.236cm" svg:x2="18.847cm" svg:y2="13.995cm" draw:start-shape="id88" draw:start-glue-point="3" draw:end-shape="id89" draw:end-glue-point="3" svg:d="M18996 13236l-149 759" svg:viewBox="0 0 150 760">
          <text:p/>
        </draw:connector>
        <draw:connector draw:style-name="gr5" draw:text-style-name="P1" draw:layer="layout" draw:type="line" svg:x1="17.625cm" svg:y1="13.155cm" svg:x2="17.524cm" svg:y2="13.717cm" draw:start-shape="id90" draw:start-glue-point="3" draw:end-shape="id91" draw:end-glue-point="3" svg:d="M17625 13155l-101 562" svg:viewBox="0 0 102 563">
          <text:p/>
        </draw:connector>
        <draw:connector draw:style-name="gr5" draw:text-style-name="P1" xml:id="id97" draw:id="id97" draw:layer="layout" draw:type="line" svg:x1="17.524cm" svg:y1="13.717cm" svg:x2="17.388cm" svg:y2="14.138cm" draw:start-shape="id91" draw:start-glue-point="3" draw:end-shape="id92" draw:end-glue-point="3" svg:d="M17524 13717l-136 421" svg:viewBox="0 0 137 422">
          <text:p/>
        </draw:connector>
        <draw:connector draw:style-name="gr5" draw:text-style-name="P1" draw:layer="layout" draw:type="line" svg:x1="17.388cm" svg:y1="14.138cm" svg:x2="17.313cm" svg:y2="14.484cm" draw:start-shape="id92" draw:start-glue-point="3" draw:end-shape="id93" draw:end-glue-point="3" svg:d="M17388 14138l-75 346" svg:viewBox="0 0 76 347">
          <text:p/>
        </draw:connector>
        <draw:connector draw:style-name="gr5" draw:text-style-name="P1" draw:layer="layout" draw:type="line" svg:x1="18.67cm" svg:y1="14.586cm" svg:x2="18.623cm" svg:y2="15.047cm" draw:start-shape="id94" draw:start-glue-point="3" draw:end-shape="id95" draw:end-glue-point="3" svg:d="M18670 14586l-47 461" svg:viewBox="0 0 48 462">
          <text:p/>
        </draw:connector>
        <draw:connector draw:style-name="gr5" draw:text-style-name="P1" xml:id="id126" draw:id="id126" draw:layer="layout" draw:type="line" svg:x1="18.623cm" svg:y1="15.047cm" svg:x2="18.222cm" svg:y2="15.78cm" draw:start-shape="id95" draw:start-glue-point="3" draw:end-shape="id96" draw:end-glue-point="3" svg:d="M18623 15047l-401 733" svg:viewBox="0 0 402 734">
          <text:p/>
        </draw:connector>
        <draw:connector draw:style-name="gr5" draw:text-style-name="P1" draw:layer="layout" draw:type="curve" draw:line-skew="1.093cm" svg:x1="17.456cm" svg:y1="13.927cm" svg:x2="16.873cm" svg:y2="13.896cm" draw:start-shape="id97" draw:start-glue-point="0" draw:end-shape="id98" draw:end-glue-point="0" svg:d="M17456 13927c-510 0-219-31-583-31" svg:viewBox="0 0 584 32">
          <text:p/>
        </draw:connector>
        <draw:connector draw:style-name="gr5" draw:text-style-name="P1" draw:layer="layout" draw:type="curve" svg:x1="19.023cm" svg:y1="12.886cm" svg:x2="20.558cm" svg:y2="12.938cm" draw:start-shape="id99" draw:start-glue-point="0" draw:end-shape="id100" svg:d="M19023 12886c1171 0 404 52 1535 52" svg:viewBox="0 0 1536 53">
          <text:p/>
        </draw:connector>
        <draw:connector draw:style-name="gr5" draw:text-style-name="P1" draw:layer="layout" draw:type="curve" svg:x1="17.432cm" svg:y1="11.74cm" svg:x2="15.097cm" svg:y2="12.43cm" draw:start-shape="id101" draw:start-glue-point="0" draw:end-shape="id102" draw:end-glue-point="1" svg:d="M17432 11740c-1800 0-633 690-2335 690" svg:viewBox="0 0 2336 691">
          <text:p/>
        </draw:connector>
        <draw:connector draw:style-name="gr5" draw:text-style-name="P1" draw:layer="layout" draw:type="curve" svg:x1="18.694cm" svg:y1="10.406cm" svg:x2="20.05cm" svg:y2="10.652cm" draw:start-shape="id103" draw:start-glue-point="0" draw:end-shape="id104" draw:end-glue-point="3" svg:d="M18694 10406c1095 0 417 246 1356 246" svg:viewBox="0 0 1357 247">
          <text:p/>
        </draw:connector>
        <draw:connector draw:style-name="gr5" draw:text-style-name="P1" draw:layer="layout" draw:type="curve" draw:line-skew="0.585cm" svg:x1="16.665cm" svg:y1="9.704cm" svg:x2="15.224cm" svg:y2="11.16cm" draw:start-shape="id105" draw:start-glue-point="0" draw:end-shape="id106" draw:end-glue-point="1" svg:d="M16665 9704c-303 0 417 1456-1441 1456" svg:viewBox="0 0 1442 1457">
          <text:p/>
        </draw:connector>
        <draw:connector draw:style-name="gr5" draw:text-style-name="P1" draw:layer="layout" draw:type="curve" svg:x1="17.096cm" svg:y1="7.811cm" svg:x2="19.161cm" svg:y2="7.096cm" draw:start-shape="id107" draw:start-glue-point="0" draw:end-shape="id108" draw:end-glue-point="3" svg:d="M17096 7811c1726 0 694-715 2065-715" svg:viewBox="0 0 2066 716">
          <text:p/>
        </draw:connector>
        <draw:connector draw:style-name="gr5" draw:text-style-name="P1" draw:layer="layout" draw:type="curve" draw:line-skew="0.364cm" svg:x1="15.064cm" svg:y1="8.079cm" svg:x2="13.636cm" svg:y2="10.017cm" draw:start-shape="id109" draw:start-glue-point="0" draw:end-shape="id110" draw:end-glue-point="0" svg:d="M15064 8079c0 2097-1428 1128-1428 1938" svg:viewBox="0 0 1429 1939">
          <text:p/>
        </draw:connector>
        <draw:connector draw:style-name="gr5" draw:text-style-name="P1" draw:layer="layout" draw:type="curve" svg:x1="13.001cm" svg:y1="7.411cm" svg:x2="12.62cm" svg:y2="8.747cm" draw:start-shape="id111" draw:start-glue-point="0" draw:end-shape="id112" draw:end-glue-point="0" svg:d="M13001 7411c0 1051-381 384-381 1336" svg:viewBox="0 0 382 1337">
          <text:p/>
        </draw:connector>
        <draw:connector draw:style-name="gr5" draw:text-style-name="P1" draw:layer="layout" draw:type="curve" svg:x1="14.28cm" svg:y1="6.207cm" svg:x2="14.652cm" svg:y2="5.064cm" draw:start-shape="id113" draw:start-glue-point="0" draw:end-shape="id114" draw:end-glue-point="2" svg:d="M14280 6207c248 0 372-381 372-1143" svg:viewBox="0 0 373 1144">
          <text:p/>
        </draw:connector>
        <draw:connector draw:style-name="gr5" draw:text-style-name="P1" draw:layer="layout" draw:type="curve" svg:x1="12.307cm" svg:y1="5.822cm" svg:x2="12.112cm" svg:y2="3.667cm" draw:start-shape="id115" draw:start-glue-point="0" draw:end-shape="id116" svg:d="M12307 5822c0-1623-195-546-195-2155" svg:viewBox="0 0 196 2156">
          <text:p/>
        </draw:connector>
        <draw:connector draw:style-name="gr5" draw:text-style-name="P1" draw:layer="layout" draw:type="line" svg:x1="18.222cm" svg:y1="15.78cm" svg:x2="17.835cm" svg:y2="16.547cm" draw:start-shape="id96" draw:start-glue-point="3" draw:end-shape="id117" draw:end-glue-point="3" svg:d="M18222 15780l-387 767" svg:viewBox="0 0 388 768">
          <text:p/>
        </draw:connector>
        <draw:connector draw:style-name="gr5" draw:text-style-name="P1" draw:layer="layout" draw:type="line" svg:x1="17.049cm" svg:y1="14.938cm" svg:x2="16.743cm" svg:y2="15.698cm" draw:start-shape="id118" draw:start-glue-point="3" draw:end-shape="id119" draw:end-glue-point="3" svg:d="M17049 14938l-306 760" svg:viewBox="0 0 307 761">
          <text:p/>
        </draw:connector>
        <draw:connector draw:style-name="gr5" draw:text-style-name="P1" xml:id="id197" draw:id="id197" draw:layer="layout" draw:type="line" svg:x1="16.743cm" svg:y1="15.698cm" svg:x2="16.064cm" svg:y2="16.275cm" draw:start-shape="id119" draw:start-glue-point="3" draw:end-shape="id120" draw:end-glue-point="3" svg:d="M16743 15698l-679 577" svg:viewBox="0 0 680 578">
          <text:p/>
        </draw:connector>
        <draw:connector draw:style-name="gr5" draw:text-style-name="P1" draw:layer="layout" draw:type="line" svg:x1="16.064cm" svg:y1="16.275cm" svg:x2="15.732cm" svg:y2="16.75cm" draw:start-shape="id120" draw:start-glue-point="3" draw:end-shape="id121" draw:end-glue-point="3" svg:d="M16064 16275l-332 475" svg:viewBox="0 0 333 476">
          <text:p/>
        </draw:connector>
        <draw:connector draw:style-name="gr5" draw:text-style-name="P1" draw:layer="layout" draw:type="line" svg:x1="17.136cm" svg:y1="17.245cm" svg:x2="16.729cm" svg:y2="17.761cm" draw:start-shape="id122" draw:start-glue-point="3" draw:end-shape="id123" draw:end-glue-point="3" svg:d="M17136 17245l-407 516" svg:viewBox="0 0 408 517">
          <text:p/>
        </draw:connector>
        <draw:connector draw:style-name="gr5" draw:text-style-name="P1" xml:id="id199" draw:id="id199" draw:layer="layout" draw:type="line" svg:x1="16.729cm" svg:y1="17.761cm" svg:x2="15.976cm" svg:y2="18.12cm" draw:start-shape="id123" draw:start-glue-point="3" draw:end-shape="id124" draw:end-glue-point="3" svg:d="M16729 17761l-753 359" svg:viewBox="0 0 754 360">
          <text:p/>
        </draw:connector>
        <draw:connector draw:style-name="gr5" draw:text-style-name="P1" draw:layer="layout" draw:type="line" svg:x1="15.976cm" svg:y1="18.12cm" svg:x2="15.386cm" svg:y2="18.569cm" draw:start-shape="id124" draw:start-glue-point="3" draw:end-shape="id125" draw:end-glue-point="3" svg:d="M15976 18120l-590 449" svg:viewBox="0 0 591 450">
          <text:p/>
        </draw:connector>
        <draw:connector draw:style-name="gr5" draw:text-style-name="P1" draw:layer="layout" draw:type="curve" draw:line-skew="2.272cm" svg:x1="18.422cm" svg:y1="15.413cm" svg:x2="20.05cm" svg:y2="7.096cm" draw:start-shape="id126" draw:start-glue-point="0" draw:end-shape="id108" draw:end-glue-point="1" svg:d="M18422 15413c6618 0 5804-8317 1628-8317" svg:viewBox="0 0 4869 8318">
          <text:p/>
        </draw:connector>
        <draw:connector draw:style-name="gr11" draw:text-style-name="P1" draw:layer="layout" draw:type="line" svg:x1="15.162cm" svg:y1="17.144cm" svg:x2="14.538cm" svg:y2="17.435cm" draw:start-shape="id127" draw:start-glue-point="3" draw:end-shape="id128" draw:end-glue-point="3" svg:d="M15162 17144l-624 291" svg:viewBox="0 0 625 292">
          <text:p/>
        </draw:connector>
        <draw:connector draw:style-name="gr11" draw:text-style-name="P1" xml:id="id201" draw:id="id201" draw:layer="layout" draw:type="line" svg:x1="14.538cm" svg:y1="17.435cm" svg:x2="14.043cm" svg:y2="17.707cm" draw:start-shape="id128" draw:start-glue-point="3" draw:end-shape="id129" draw:end-glue-point="3" svg:d="M14538 17435l-495 272" svg:viewBox="0 0 496 273">
          <text:p/>
        </draw:connector>
        <draw:connector draw:style-name="gr11" draw:text-style-name="P1" draw:layer="layout" draw:type="line" svg:x1="14.043cm" svg:y1="17.707cm" svg:x2="13.541cm" svg:y2="17.964cm" draw:start-shape="id129" draw:start-glue-point="3" draw:end-shape="id130" draw:end-glue-point="3" svg:d="M14043 17707l-502 257" svg:viewBox="0 0 503 258">
          <text:p/>
        </draw:connector>
        <draw:connector draw:style-name="gr11" draw:text-style-name="P1" draw:layer="layout" draw:type="line" svg:x1="14.748cm" svg:y1="18.975cm" svg:x2="14.226cm" svg:y2="19.22cm" draw:start-shape="id131" draw:start-glue-point="3" draw:end-shape="id132" draw:end-glue-point="3" svg:d="M14748 18975l-522 245" svg:viewBox="0 0 523 246">
          <text:p/>
        </draw:connector>
        <draw:connector draw:style-name="gr11" draw:text-style-name="P1" xml:id="id202" draw:id="id202" draw:layer="layout" draw:type="line" svg:x1="13.405cm" svg:y1="19.342cm" svg:x2="14.226cm" svg:y2="19.22cm" draw:start-shape="id133" draw:start-glue-point="3" draw:end-shape="id132" draw:end-glue-point="3" svg:d="M13405 19342l821-122" svg:viewBox="0 0 822 123">
          <text:p/>
        </draw:connector>
        <draw:connector draw:style-name="gr11" draw:text-style-name="P1" draw:layer="layout" draw:type="line" svg:x1="12.74cm" svg:y1="19.559cm" svg:x2="13.405cm" svg:y2="19.342cm" draw:start-shape="id134" draw:start-glue-point="3" draw:end-shape="id133" draw:end-glue-point="3" svg:d="M12740 19559l665-217" svg:viewBox="0 0 666 218">
          <text:p/>
        </draw:connector>
        <draw:connector draw:style-name="gr11" draw:text-style-name="P1" draw:layer="layout" draw:type="line" svg:x1="12.598cm" svg:y1="18.148cm" svg:x2="13.161cm" svg:y2="18.033cm" draw:start-shape="id135" draw:start-glue-point="3" draw:end-shape="id136" draw:end-glue-point="3" svg:d="M12598 18148l563-115" svg:viewBox="0 0 564 116">
          <text:p/>
        </draw:connector>
        <draw:connector draw:style-name="gr11" draw:text-style-name="P1" xml:id="id203" draw:id="id203" draw:layer="layout" draw:type="line" svg:x1="11.92cm" svg:y1="18.134cm" svg:x2="12.598cm" svg:y2="18.148cm" draw:start-shape="id137" draw:start-glue-point="3" draw:end-shape="id135" draw:end-glue-point="3" svg:d="M11920 18134l678 14" svg:viewBox="0 0 679 15">
          <text:p/>
        </draw:connector>
        <draw:connector draw:style-name="gr11" draw:text-style-name="P1" draw:layer="layout" draw:type="line" svg:x1="11.933cm" svg:y1="19.518cm" svg:x2="11.228cm" svg:y2="19.552cm" draw:start-shape="id138" draw:start-glue-point="3" draw:end-shape="id139" draw:end-glue-point="3" svg:d="M11933 19518l-705 34" svg:viewBox="0 0 706 35">
          <text:p/>
        </draw:connector>
        <draw:connector draw:style-name="gr11" draw:text-style-name="P1" draw:layer="layout" draw:type="line" svg:x1="11.316cm" svg:y1="18.155cm" svg:x2="11.92cm" svg:y2="18.134cm" draw:start-shape="id140" draw:start-glue-point="3" draw:end-shape="id137" draw:end-glue-point="3" svg:d="M11316 18155l604-21" svg:viewBox="0 0 605 22">
          <text:p/>
        </draw:connector>
        <draw:connector draw:style-name="gr11" draw:text-style-name="P1" xml:id="id226" draw:id="id226" draw:layer="layout" draw:type="line" svg:x1="10.515cm" svg:y1="19.437cm" svg:x2="11.228cm" svg:y2="19.552cm" draw:start-shape="id141" draw:start-glue-point="3" draw:end-shape="id139" draw:end-glue-point="3" svg:d="M10515 19437l713 115" svg:viewBox="0 0 714 116">
          <text:p/>
        </draw:connector>
        <draw:connector draw:style-name="gr11" draw:text-style-name="P1" draw:layer="layout" draw:type="line" svg:x1="9.586cm" svg:y1="19.166cm" svg:x2="10.515cm" svg:y2="19.437cm" draw:start-shape="id142" draw:start-glue-point="3" draw:end-shape="id141" draw:end-glue-point="3" svg:d="M9586 19166l929 271" svg:viewBox="0 0 930 272">
          <text:p/>
        </draw:connector>
        <draw:connector draw:style-name="gr11" draw:text-style-name="P1" draw:layer="layout" draw:type="line" svg:x1="10.23cm" svg:y1="17.877cm" svg:x2="10.78cm" svg:y2="18.012cm" draw:start-shape="id143" draw:start-glue-point="3" draw:end-shape="id144" draw:end-glue-point="3" svg:d="M10230 17877l550 135" svg:viewBox="0 0 551 136">
          <text:p/>
        </draw:connector>
        <draw:connector draw:style-name="gr11" draw:text-style-name="P1" xml:id="id204" draw:id="id204" draw:layer="layout" draw:type="line" svg:x1="9.81cm" svg:y1="17.687cm" svg:x2="10.23cm" svg:y2="17.877cm" draw:start-shape="id145" draw:start-glue-point="3" draw:end-shape="id143" draw:end-glue-point="3" svg:d="M9810 17687l420 190" svg:viewBox="0 0 421 191">
          <text:p/>
        </draw:connector>
        <draw:connector draw:style-name="gr11" draw:text-style-name="P1" draw:layer="layout" draw:type="line" svg:x1="9.193cm" svg:y1="17.415cm" svg:x2="9.81cm" svg:y2="17.687cm" draw:start-shape="id146" draw:start-glue-point="3" draw:end-shape="id145" draw:end-glue-point="3" svg:d="M9193 17415l617 272" svg:viewBox="0 0 618 273">
          <text:p/>
        </draw:connector>
        <draw:connector draw:style-name="gr11" draw:text-style-name="P1" draw:layer="layout" draw:type="line" svg:x1="8.873cm" svg:y1="18.962cm" svg:x2="8.243cm" svg:y2="18.507cm" draw:start-shape="id147" draw:start-glue-point="3" draw:end-shape="id148" draw:end-glue-point="3" svg:d="M8873 18962l-630-455" svg:viewBox="0 0 631 456">
          <text:p/>
        </draw:connector>
        <draw:connector draw:style-name="gr11" draw:text-style-name="P1" xml:id="id205" draw:id="id205" draw:layer="layout" draw:type="line" svg:x1="7.653cm" svg:y1="18.195cm" svg:x2="8.243cm" svg:y2="18.507cm" draw:start-shape="id149" draw:start-glue-point="3" draw:end-shape="id148" draw:end-glue-point="3" svg:d="M7653 18195l590 312" svg:viewBox="0 0 591 313">
          <text:p/>
        </draw:connector>
        <draw:connector draw:style-name="gr11" draw:text-style-name="P1" draw:layer="layout" draw:type="line" svg:x1="7.096cm" svg:y1="17.68cm" svg:x2="7.653cm" svg:y2="18.195cm" draw:start-shape="id150" draw:start-glue-point="3" draw:end-shape="id149" draw:end-glue-point="3" svg:d="M7096 17680l557 515" svg:viewBox="0 0 558 516">
          <text:p/>
        </draw:connector>
        <draw:connector draw:style-name="gr11" draw:text-style-name="P1" draw:layer="layout" draw:type="line" svg:x1="8.162cm" svg:y1="16.614cm" svg:x2="8.731cm" svg:y2="17.035cm" draw:start-shape="id151" draw:start-glue-point="3" draw:end-shape="id152" draw:end-glue-point="3" svg:d="M8162 16614l569 421" svg:viewBox="0 0 570 422">
          <text:p/>
        </draw:connector>
        <draw:connector draw:style-name="gr11" draw:text-style-name="P1" xml:id="id207" draw:id="id207" draw:layer="layout" draw:type="line" svg:x1="7.768cm" svg:y1="16.085cm" svg:x2="8.162cm" svg:y2="16.614cm" draw:start-shape="id153" draw:start-glue-point="3" draw:end-shape="id151" draw:end-glue-point="3" svg:d="M7768 16085l394 529" svg:viewBox="0 0 395 530">
          <text:p/>
        </draw:connector>
        <draw:connector draw:style-name="gr11" draw:text-style-name="P1" draw:layer="layout" draw:type="line" svg:x1="7.327cm" svg:y1="15.658cm" svg:x2="7.768cm" svg:y2="16.085cm" draw:start-shape="id154" draw:start-glue-point="3" draw:end-shape="id153" draw:end-glue-point="3" svg:d="M7327 15658l441 427" svg:viewBox="0 0 442 428">
          <text:p/>
        </draw:connector>
        <draw:connector draw:style-name="gr11" draw:text-style-name="P1" draw:layer="layout" draw:type="line" svg:x1="6.051cm" svg:y1="16.662cm" svg:x2="6.54cm" svg:y2="17.15cm" draw:start-shape="id155" draw:start-glue-point="3" draw:end-shape="id156" draw:end-glue-point="3" svg:d="M6051 16662l489 488" svg:viewBox="0 0 490 489">
          <text:p/>
        </draw:connector>
        <draw:connector draw:style-name="gr11" draw:text-style-name="P1" xml:id="id209" draw:id="id209" draw:layer="layout" draw:type="line" svg:x1="5.672cm" svg:y1="15.963cm" svg:x2="6.051cm" svg:y2="16.662cm" draw:start-shape="id157" draw:start-glue-point="3" draw:end-shape="id155" draw:end-glue-point="3" svg:d="M5672 15963l379 699" svg:viewBox="0 0 380 700">
          <text:p/>
        </draw:connector>
        <draw:connector draw:style-name="gr11" draw:text-style-name="P1" draw:layer="layout" draw:type="line" svg:x1="5.271cm" svg:y1="15.068cm" svg:x2="5.672cm" svg:y2="15.963cm" draw:start-shape="id158" draw:start-glue-point="3" draw:end-shape="id157" draw:end-glue-point="3" svg:d="M5271 15068l401 895" svg:viewBox="0 0 402 896">
          <text:p/>
        </draw:connector>
        <draw:connector draw:style-name="gr11" draw:text-style-name="P1" draw:layer="layout" draw:type="line" svg:x1="6.832cm" svg:y1="14.417cm" svg:x2="7.062cm" svg:y2="15.014cm" draw:start-shape="id159" draw:start-glue-point="3" draw:end-shape="id160" draw:end-glue-point="3" svg:d="M6832 14417l230 597" svg:viewBox="0 0 231 598">
          <text:p/>
        </draw:connector>
        <draw:connector draw:style-name="gr11" draw:text-style-name="P1" xml:id="id211" draw:id="id211" draw:layer="layout" draw:type="line" svg:x1="6.614cm" svg:y1="14.023cm" svg:x2="6.832cm" svg:y2="14.417cm" draw:start-shape="id161" draw:start-glue-point="3" draw:end-shape="id159" draw:end-glue-point="3" svg:d="M6614 14023l218 394" svg:viewBox="0 0 219 395">
          <text:p/>
        </draw:connector>
        <draw:connector draw:style-name="gr11" draw:text-style-name="P1" draw:layer="layout" draw:type="line" svg:x1="6.513cm" svg:y1="13.569cm" svg:x2="6.614cm" svg:y2="14.023cm" draw:start-shape="id162" draw:start-glue-point="3" draw:end-shape="id161" draw:end-glue-point="3" svg:d="M6513 13569l101 454" svg:viewBox="0 0 102 455">
          <text:p/>
        </draw:connector>
        <draw:connector draw:style-name="gr11" draw:text-style-name="P1" draw:layer="layout" draw:type="line" svg:x1="5.013cm" svg:y1="13.765cm" svg:x2="5.075cm" svg:y2="14.315cm" draw:start-shape="id163" draw:start-glue-point="3" draw:end-shape="id164" draw:end-glue-point="3" svg:d="M5013 13765l62 550" svg:viewBox="0 0 63 551">
          <text:p/>
        </draw:connector>
        <draw:connector draw:style-name="gr11" draw:text-style-name="P1" xml:id="id213" draw:id="id213" draw:layer="layout" draw:type="line" svg:x1="4.987cm" svg:y1="13.094cm" svg:x2="5.013cm" svg:y2="13.765cm" draw:start-shape="id165" draw:start-glue-point="3" draw:end-shape="id163" draw:end-glue-point="3" svg:d="M4987 13094l26 671" svg:viewBox="0 0 27 672">
          <text:p/>
        </draw:connector>
        <draw:connector draw:style-name="gr11" draw:text-style-name="P1" draw:layer="layout" draw:type="line" svg:x1="4.939cm" svg:y1="12.551cm" svg:x2="4.987cm" svg:y2="13.094cm" draw:start-shape="id166" draw:start-glue-point="3" draw:end-shape="id165" draw:end-glue-point="3" svg:d="M4939 12551l48 543" svg:viewBox="0 0 49 544">
          <text:p/>
        </draw:connector>
        <draw:connector draw:style-name="gr11" draw:text-style-name="P1" draw:layer="layout" draw:type="line" svg:x1="6.466cm" svg:y1="12.564cm" svg:x2="6.499cm" svg:y2="13.073cm" draw:start-shape="id167" draw:start-glue-point="3" draw:end-shape="id168" draw:end-glue-point="3" svg:d="M6466 12564l33 509" svg:viewBox="0 0 34 510">
          <text:p/>
        </draw:connector>
        <draw:connector draw:style-name="gr11" draw:text-style-name="P1" xml:id="id215" draw:id="id215" draw:layer="layout" draw:type="line" svg:x1="6.519cm" svg:y1="11.994cm" svg:x2="6.466cm" svg:y2="12.564cm" draw:start-shape="id169" draw:start-glue-point="3" draw:end-shape="id167" draw:end-glue-point="3" svg:d="M6519 11994l-53 570" svg:viewBox="0 0 54 571">
          <text:p/>
        </draw:connector>
        <draw:connector draw:style-name="gr11" draw:text-style-name="P1" draw:layer="layout" draw:type="line" svg:x1="6.554cm" svg:y1="11.357cm" svg:x2="6.519cm" svg:y2="11.994cm" draw:start-shape="id170" draw:start-glue-point="3" draw:end-shape="id169" draw:end-glue-point="3" svg:d="M6554 11357l-35 637" svg:viewBox="0 0 36 638">
          <text:p/>
        </draw:connector>
        <draw:connector draw:style-name="gr11" draw:text-style-name="P1" draw:layer="layout" draw:type="line" svg:x1="5.047cm" svg:y1="11.221cm" svg:x2="4.973cm" svg:y2="11.866cm" draw:start-shape="id171" draw:start-glue-point="3" draw:end-shape="id172" draw:end-glue-point="3" svg:d="M5047 11221l-74 645" svg:viewBox="0 0 75 646">
          <text:p/>
        </draw:connector>
        <draw:connector draw:style-name="gr11" draw:text-style-name="P1" xml:id="id217" draw:id="id217" draw:layer="layout" draw:type="line" svg:x1="5.265cm" svg:y1="10.516cm" svg:x2="5.047cm" svg:y2="11.221cm" draw:start-shape="id173" draw:start-glue-point="3" draw:end-shape="id171" draw:end-glue-point="3" svg:d="M5265 10516l-218 705" svg:viewBox="0 0 219 706">
          <text:p/>
        </draw:connector>
        <draw:connector draw:style-name="gr11" draw:text-style-name="P1" draw:layer="layout" draw:type="line" svg:x1="5.617cm" svg:y1="9.633cm" svg:x2="5.265cm" svg:y2="10.516cm" draw:start-shape="id174" draw:start-glue-point="3" draw:end-shape="id173" draw:end-glue-point="3" svg:d="M5617 9633l-352 883" svg:viewBox="0 0 353 884">
          <text:p/>
        </draw:connector>
        <draw:connector draw:style-name="gr11" draw:text-style-name="P1" draw:layer="layout" draw:type="line" svg:x1="6.906cm" svg:y1="10.298cm" svg:x2="6.716cm" svg:y2="10.875cm" draw:start-shape="id175" draw:start-glue-point="3" draw:end-shape="id176" draw:end-glue-point="3" svg:d="M6906 10298l-190 577" svg:viewBox="0 0 191 578">
          <text:p/>
        </draw:connector>
        <draw:connector draw:style-name="gr12" draw:text-style-name="P1" xml:id="id177" draw:id="id177" draw:layer="layout" draw:type="line" svg:x1="6.768cm" svg:y1="9.562cm" svg:x2="7.18cm" svg:y2="9.813cm" draw:start-shape="id56" draw:start-glue-point="9" svg:d="M6768 9562l412 251" svg:viewBox="0 0 413 252">
          <text:p/>
        </draw:connector>
        <draw:connector draw:style-name="gr11" draw:text-style-name="P1" xml:id="id219" draw:id="id219" draw:layer="layout" draw:type="line" svg:x1="7.18cm" svg:y1="9.813cm" svg:x2="6.906cm" svg:y2="10.298cm" draw:start-shape="id177" draw:start-glue-point="3" draw:end-shape="id175" draw:end-glue-point="3" svg:d="M7180 9813l-274 485" svg:viewBox="0 0 275 486">
          <text:p/>
        </draw:connector>
        <draw:connector draw:style-name="gr11" draw:text-style-name="P1" draw:layer="layout" draw:type="line" svg:x1="7.531cm" svg:y1="9.321cm" svg:x2="7.18cm" svg:y2="9.813cm" draw:start-shape="id178" draw:start-glue-point="3" draw:end-shape="id177" draw:end-glue-point="3" svg:d="M7531 9321l-351 492" svg:viewBox="0 0 352 493">
          <text:p/>
        </draw:connector>
        <draw:connector draw:style-name="gr11" draw:text-style-name="P1" draw:layer="layout" draw:type="line" svg:x1="6.438cm" svg:y1="8.392cm" svg:x2="6.079cm" svg:y2="8.921cm" draw:start-shape="id179" draw:start-glue-point="3" draw:end-shape="id180" draw:end-glue-point="3" svg:d="M6438 8392l-359 529" svg:viewBox="0 0 360 530">
          <text:p/>
        </draw:connector>
        <draw:connector draw:style-name="gr11" draw:text-style-name="P1" xml:id="id220" draw:id="id220" draw:layer="layout" draw:type="line" svg:x1="6.845cm" svg:y1="7.869cm" svg:x2="6.438cm" svg:y2="8.392cm" draw:start-shape="id181" draw:start-glue-point="3" draw:end-shape="id179" draw:end-glue-point="3" svg:d="M6845 7869l-407 523" svg:viewBox="0 0 408 524">
          <text:p/>
        </draw:connector>
        <draw:connector draw:style-name="gr11" draw:text-style-name="P1" draw:layer="layout" draw:type="line" svg:x1="7.327cm" svg:y1="7.476cm" svg:x2="6.845cm" svg:y2="7.869cm" draw:start-shape="id182" draw:start-glue-point="3" draw:end-shape="id181" draw:end-glue-point="3" svg:d="M7327 7476l-482 393" svg:viewBox="0 0 483 394">
          <text:p/>
        </draw:connector>
        <draw:connector draw:style-name="gr11" draw:text-style-name="P1" draw:layer="layout" draw:type="line" svg:x1="8.311cm" svg:y1="8.466cm" svg:x2="7.802cm" svg:y2="8.846cm" draw:start-shape="id183" draw:start-glue-point="3" draw:end-shape="id184" draw:end-glue-point="3" svg:d="M8311 8466l-509 380" svg:viewBox="0 0 510 381">
          <text:p/>
        </draw:connector>
        <draw:connector draw:style-name="gr11" draw:text-style-name="P1" xml:id="id221" draw:id="id221" draw:layer="layout" draw:type="line" svg:x1="8.745cm" svg:y1="8.161cm" svg:x2="8.311cm" svg:y2="8.466cm" draw:start-shape="id185" draw:start-glue-point="3" draw:end-shape="id183" draw:end-glue-point="3" svg:d="M8745 8161l-434 305" svg:viewBox="0 0 435 306">
          <text:p/>
        </draw:connector>
        <draw:connector draw:style-name="gr11" draw:text-style-name="P1" draw:layer="layout" draw:type="line" svg:x1="9.288cm" svg:y1="7.93cm" svg:x2="8.745cm" svg:y2="8.161cm" draw:start-shape="id186" draw:start-glue-point="3" draw:end-shape="id185" draw:end-glue-point="3" svg:d="M9288 7930l-543 231" svg:viewBox="0 0 544 232">
          <text:p/>
        </draw:connector>
        <draw:connector draw:style-name="gr11" draw:text-style-name="P1" draw:layer="layout" draw:type="line" svg:x1="8.474cm" svg:y1="6.818cm" svg:x2="7.836cm" svg:y2="7.109cm" draw:start-shape="id187" draw:start-glue-point="3" draw:end-shape="id188" draw:end-glue-point="3" svg:d="M8474 6818l-638 291" svg:viewBox="0 0 639 292">
          <text:p/>
        </draw:connector>
        <draw:connector draw:style-name="gr11" draw:text-style-name="P1" xml:id="id222" draw:id="id222" draw:layer="layout" draw:type="line" svg:x1="9.2cm" svg:y1="6.465cm" svg:x2="8.474cm" svg:y2="6.818cm" draw:start-shape="id189" draw:start-glue-point="3" draw:end-shape="id187" draw:end-glue-point="3" svg:d="M9200 6465l-726 353" svg:viewBox="0 0 727 354">
          <text:p/>
        </draw:connector>
        <draw:connector draw:style-name="gr11" draw:text-style-name="P1" draw:layer="layout" draw:type="line" svg:x1="9.702cm" svg:y1="6.322cm" svg:x2="9.2cm" svg:y2="6.465cm" draw:start-shape="id190" draw:start-glue-point="3" draw:end-shape="id189" draw:end-glue-point="3" svg:d="M9702 6322l-502 143" svg:viewBox="0 0 503 144">
          <text:p/>
        </draw:connector>
        <draw:connector draw:style-name="gr11" draw:text-style-name="P1" draw:layer="layout" draw:type="line" svg:x1="10.217cm" svg:y1="7.51cm" svg:x2="9.708cm" svg:y2="7.693cm" draw:start-shape="id191" draw:start-glue-point="3" draw:end-shape="id192" draw:end-glue-point="3" svg:d="M10217 7510l-509 183" svg:viewBox="0 0 510 184">
          <text:p/>
        </draw:connector>
        <draw:connector draw:style-name="gr11" draw:text-style-name="P1" xml:id="id223" draw:id="id223" draw:layer="layout" draw:type="line" svg:x1="10.814cm" svg:y1="7.36cm" svg:x2="10.217cm" svg:y2="7.51cm" draw:start-shape="id193" draw:start-glue-point="3" draw:end-shape="id191" draw:end-glue-point="3" svg:d="M10814 7360l-597 150" svg:viewBox="0 0 598 151">
          <text:p/>
        </draw:connector>
        <draw:connector draw:style-name="gr11" draw:text-style-name="P1" draw:layer="layout" draw:type="line" svg:x1="11.35cm" svg:y1="7.279cm" svg:x2="10.814cm" svg:y2="7.36cm" draw:start-shape="id194" draw:start-glue-point="3" draw:end-shape="id193" draw:end-glue-point="3" svg:d="M11350 7279l-536 81" svg:viewBox="0 0 537 82">
          <text:p/>
        </draw:connector>
        <draw:connector draw:style-name="gr11" draw:text-style-name="P1" xml:id="id224" draw:id="id224" draw:layer="layout" draw:type="line" svg:x1="11.214cm" svg:y1="5.861cm" svg:x2="10.461cm" svg:y2="6.037cm" draw:start-shape="id195" draw:start-glue-point="3" draw:end-shape="id196" draw:end-glue-point="3" svg:d="M11214 5861l-753 176" svg:viewBox="0 0 754 177">
          <text:p/>
        </draw:connector>
        <draw:custom-shape draw:style-name="gr10" draw:text-style-name="P1" xml:id="id216" draw:id="id216" draw:layer="layout" svg:width="0.889cm" svg:height="0.762cm" svg:x="10.398cm" svg:y="11.541cm">
          <text:p text:style-name="P1">P3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6.403cm" svg:y1="15.986cm" svg:x2="14.624cm" svg:y2="14.949cm" draw:start-shape="id197" draw:start-glue-point="0" draw:end-shape="id198" draw:end-glue-point="0" svg:d="M16403 15986c0-692-593-1037-1779-1037" svg:viewBox="0 0 1780 1038">
          <text:p/>
        </draw:connector>
        <draw:connector draw:style-name="gr11" draw:text-style-name="P1" draw:layer="layout" draw:type="curve" draw:line-skew="8.927cm" svg:x1="12.557cm" svg:y1="3.286cm" svg:x2="16.352cm" svg:y2="17.94cm" draw:start-shape="id116" draw:start-glue-point="1" draw:end-shape="id199" draw:end-glue-point="0" svg:d="M12557 3286c15954 0 14056 14654 3795 14654" svg:viewBox="0 0 11742 14655">
          <text:p/>
        </draw:connector>
        <draw:connector draw:style-name="gr11" draw:text-style-name="P1" draw:layer="layout" draw:type="curve" draw:line-skew="1.923cm" svg:x1="11.414cm" svg:y1="21.193cm" svg:x2="14.29cm" svg:y2="17.571cm" draw:start-shape="id200" draw:start-glue-point="1" draw:end-shape="id201" draw:end-glue-point="0" svg:d="M11414 21193c4855 0 3417-3622 2876-3622" svg:viewBox="0 0 3501 3623">
          <text:p/>
        </draw:connector>
        <draw:connector draw:style-name="gr11" draw:text-style-name="P1" draw:layer="layout" draw:type="curve" draw:line-skew="1.134cm" svg:x1="13.815cm" svg:y1="19.281cm" svg:x2="20.939cm" svg:y2="10.652cm" draw:start-shape="id202" draw:start-glue-point="0" draw:end-shape="id104" draw:end-glue-point="1" svg:d="M13815 19281c13155 0 9593-8629 7124-8629" svg:viewBox="0 0 9502 8630">
          <text:p/>
        </draw:connector>
        <draw:connector draw:style-name="gr11" draw:text-style-name="P1" draw:layer="layout" draw:type="curve" draw:line-skew="2.039cm" svg:x1="12.259cm" svg:y1="18.141cm" svg:x2="12.62cm" svg:y2="9.509cm" draw:start-shape="id203" draw:start-glue-point="0" draw:end-shape="id112" draw:end-glue-point="2" svg:d="M12259 18141c0-3420 361 896 361-8632" svg:viewBox="0 0 362 8633">
          <text:p/>
        </draw:connector>
        <draw:connector draw:style-name="gr11" draw:text-style-name="P2" draw:layer="layout" draw:type="curve" draw:line-skew="-0.396cm" svg:x1="14.335cm" svg:y1="11.16cm" svg:x2="10.02cm" svg:y2="17.782cm" draw:start-shape="id106" draw:start-glue-point="3" draw:end-shape="id204" draw:end-glue-point="0" svg:d="M14335 11160c-3673 0-1516 6622-4315 6622" svg:viewBox="0 0 4316 6623">
          <text:p/>
        </draw:connector>
        <draw:custom-shape draw:style-name="gr10" draw:text-style-name="P1" xml:id="id206" draw:id="id206" draw:layer="layout" svg:width="0.889cm" svg:height="0.762cm" svg:x="6.461cm" svg:y="19.542cm">
          <text:p text:style-name="P1">P8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7.948cm" svg:y1="18.351cm" svg:x2="6.905cm" svg:y2="19.542cm" draw:start-shape="id205" draw:start-glue-point="0" draw:end-shape="id206" draw:end-glue-point="0" svg:d="M7948 18351c0 1011-1043 416-1043 1191" svg:viewBox="0 0 1044 1192">
          <text:p/>
        </draw:connector>
        <draw:custom-shape draw:style-name="gr10" draw:text-style-name="P1" xml:id="id208" draw:id="id208" draw:layer="layout" svg:width="0.889cm" svg:height="0.762cm" svg:x="10.398cm" svg:y="13.573cm">
          <text:p text:style-name="P1">P5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7.965cm" svg:y1="16.349cm" svg:x2="10.398cm" svg:y2="13.954cm" draw:start-shape="id207" draw:start-glue-point="0" draw:end-shape="id208" draw:end-glue-point="3" svg:d="M7965 16349c1972 0 756-2395 2433-2395" svg:viewBox="0 0 2434 2396">
          <text:p/>
        </draw:connector>
        <draw:custom-shape draw:style-name="gr10" draw:text-style-name="P1" xml:id="id210" draw:id="id210" draw:layer="layout" svg:width="0.889cm" svg:height="0.762cm" svg:x="3.794cm" svg:y="16.748cm">
          <text:p text:style-name="P1">P2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5.861cm" svg:y1="16.312cm" svg:x2="4.683cm" svg:y2="17.129cm" draw:start-shape="id209" draw:start-glue-point="0" draw:end-shape="id210" draw:end-glue-point="1" svg:d="M5861 16312c0 545-392 817-1178 817" svg:viewBox="0 0 1179 818">
          <text:p/>
        </draw:connector>
        <draw:custom-shape draw:style-name="gr10" draw:text-style-name="P1" xml:id="id212" draw:id="id212" draw:layer="layout" svg:width="0.889cm" svg:height="0.762cm" svg:x="9.128cm" svg:y="12.938cm">
          <text:p text:style-name="P1">P9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6.723cm" svg:y1="14.22cm" svg:x2="9.128cm" svg:y2="13.319cm" draw:start-shape="id211" draw:start-glue-point="0" draw:end-shape="id212" svg:d="M6723 14220c1885 0 683-901 2405-901" svg:viewBox="0 0 2406 902">
          <text:p/>
        </draw:connector>
        <draw:custom-shape draw:style-name="gr10" draw:text-style-name="P1" xml:id="id214" draw:id="id214" draw:layer="layout" svg:width="0.889cm" svg:height="0.762cm" svg:x="2.778cm" svg:y="13.065cm">
          <text:p text:style-name="P1">P6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5cm" svg:y1="13.429cm" svg:x2="3.667cm" svg:y2="13.446cm" draw:start-shape="id213" draw:start-glue-point="0" draw:end-shape="id214" draw:end-glue-point="1" svg:d="M5000 13429c-1009 0-343 17-1333 17" svg:viewBox="0 0 1334 18">
          <text:p/>
        </draw:connector>
        <draw:connector draw:style-name="gr11" draw:text-style-name="P2" draw:layer="layout" draw:type="curve" draw:line-skew="-1.241cm" svg:x1="6.492cm" svg:y1="12.279cm" svg:x2="10.398cm" svg:y2="11.922cm" draw:start-shape="id215" draw:start-glue-point="0" draw:end-shape="id216" draw:end-glue-point="3" svg:d="M6492 12279c1087 0-865-357 3906-357" svg:viewBox="0 0 3907 358">
          <text:p/>
        </draw:connector>
        <draw:custom-shape draw:style-name="gr10" draw:text-style-name="P1" xml:id="id218" draw:id="id218" draw:layer="layout" svg:width="0.889cm" svg:height="0.762cm" svg:x="2.905cm" svg:y="9.636cm">
          <text:p text:style-name="P1">P9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5.156cm" svg:y1="10.868cm" svg:x2="3.794cm" svg:y2="10.017cm" draw:start-shape="id217" draw:start-glue-point="0" draw:end-shape="id218" draw:end-glue-point="1" svg:d="M5156 10868c-1104 0-423-851-1362-851" svg:viewBox="0 0 1363 852">
          <text:p/>
        </draw:connector>
        <draw:connector draw:style-name="gr11" draw:text-style-name="P2" draw:layer="layout" draw:type="curve" svg:x1="7.043cm" svg:y1="10.055cm" svg:x2="10.842cm" svg:y2="13.573cm" draw:start-shape="id219" draw:start-glue-point="0" draw:end-shape="id208" draw:end-glue-point="0" svg:d="M7043 10055c0 2821 3799 1063 3799 3518" svg:viewBox="0 0 3800 3519">
          <text:p/>
        </draw:connector>
        <draw:connector draw:style-name="gr11" draw:text-style-name="P2" draw:layer="layout" draw:type="curve" draw:line-skew="-2.845cm" svg:x1="6.641cm" svg:y1="8.13cm" svg:x2="11.668cm" svg:y2="3.286cm" draw:start-shape="id220" draw:start-glue-point="0" draw:end-shape="id116" draw:end-glue-point="3" svg:d="M6641 8130c-345 0-2858-4844 5027-4844" svg:viewBox="0 0 5680 4845">
          <text:p/>
        </draw:connector>
        <draw:connector draw:style-name="gr11" draw:text-style-name="P2" draw:layer="layout" draw:type="curve" draw:line-skew="-2.212cm" svg:x1="8.528cm" svg:y1="8.313cm" svg:x2="14.335cm" svg:y2="11.16cm" draw:start-shape="id221" draw:start-glue-point="0" draw:end-shape="id106" draw:end-glue-point="3" svg:d="M8528 8313c1200 0-1703 2847 5807 2847" svg:viewBox="0 0 5808 2848">
          <text:p/>
        </draw:connector>
        <draw:connector draw:style-name="gr11" draw:text-style-name="P2" draw:layer="layout" draw:type="curve" draw:line-skew="-1.397cm" svg:x1="8.837cm" svg:y1="6.641cm" svg:x2="3.794cm" svg:y2="17.129cm" draw:start-shape="id222" draw:start-glue-point="0" draw:end-shape="id210" draw:end-glue-point="3" svg:d="M8837 6641c-10431 0-7909 10488-5043 10488" svg:viewBox="0 0 7555 10489">
          <text:p/>
        </draw:connector>
        <draw:connector draw:style-name="gr11" draw:text-style-name="P2" draw:layer="layout" draw:type="curve" draw:line-skew="-0.918cm" svg:x1="14.208cm" svg:y1="12.43cm" svg:x2="10.515cm" svg:y2="7.435cm" draw:start-shape="id102" draw:start-glue-point="3" draw:end-shape="id223" draw:end-glue-point="0" svg:d="M14208 12430c-3922 0-2076-4995-3693-4995" svg:viewBox="0 0 3694 4996">
          <text:p/>
        </draw:connector>
        <draw:connector draw:style-name="gr11" draw:text-style-name="P2" draw:layer="layout" draw:type="curve" draw:line-skew="-1.739cm" svg:x1="10.837cm" svg:y1="5.949cm" svg:x2="11.058cm" svg:y2="8.857cm" draw:start-shape="id224" draw:start-glue-point="0" draw:end-shape="id225" draw:end-glue-point="0" svg:d="M10837 5949c0-519 221-1973 221 2908" svg:viewBox="0 0 222 3519">
          <text:p/>
        </draw:connector>
        <draw:custom-shape draw:style-name="gr10" draw:text-style-name="P1" xml:id="id200" draw:id="id200" draw:layer="layout" svg:width="0.889cm" svg:height="0.762cm" svg:x="10.525cm" svg:y="20.812cm">
          <text:p text:style-name="P1">P4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10.871cm" svg:y1="19.494cm" svg:x2="10.969cm" svg:y2="20.812cm" draw:start-shape="id226" draw:start-glue-point="0" draw:end-shape="id200" draw:end-glue-point="0" svg:d="M10871 19494c0 1032 98 373 98 1318" svg:viewBox="0 0 99 1319">
          <text:p/>
        </draw:connector>
        <draw:connector draw:style-name="gr13" draw:text-style-name="P2" xml:id="id239" draw:id="id239" draw:layer="layout" draw:type="line" svg:x1="14.642cm" svg:y1="8.567cm" svg:x2="14.901cm" svg:y2="8.358cm" draw:start-shape="id227" draw:start-glue-point="11" svg:d="M14642 8567l259-209" svg:viewBox="0 0 260 210">
          <text:p/>
        </draw:connector>
        <draw:connector draw:style-name="gr13" draw:text-style-name="P2" xml:id="id242" draw:id="id242" draw:layer="layout" draw:type="line" svg:x1="15.806cm" svg:y1="10.578cm" svg:x2="15.454cm" svg:y2="10.8cm" draw:start-shape="id228" draw:start-glue-point="7" svg:d="M15806 10578l-352 222" svg:viewBox="0 0 353 223">
          <text:p/>
        </draw:connector>
        <draw:connector draw:style-name="gr13" draw:text-style-name="P2" xml:id="id243" draw:id="id243" draw:layer="layout" draw:type="line" svg:x1="16.748cm" svg:y1="12.557cm" svg:x2="17.21cm" svg:y2="12.592cm" draw:start-shape="id229" draw:start-glue-point="10" svg:d="M16748 12557l462 35" svg:viewBox="0 0 463 36">
          <text:p/>
        </draw:connector>
        <draw:connector draw:style-name="gr13" draw:text-style-name="P2" xml:id="id245" draw:id="id245" draw:layer="layout" draw:type="line" svg:x1="15.806cm" svg:y1="14.409cm" svg:x2="15.43cm" svg:y2="14.131cm" draw:start-shape="id230" draw:start-glue-point="5" svg:d="M15806 14409l-376-278" svg:viewBox="0 0 377 279">
          <text:p/>
        </draw:connector>
        <draw:connector draw:style-name="gr13" draw:text-style-name="P2" xml:id="id248" draw:id="id248" draw:layer="layout" draw:type="line" svg:x1="14.388cm" svg:y1="16.547cm" svg:x2="14.636cm" svg:y2="16.994cm" draw:start-shape="id231" draw:start-glue-point="9" svg:d="M14388 16547l248 447" svg:viewBox="0 0 249 448">
          <text:p/>
        </draw:connector>
        <draw:connector draw:style-name="gr13" draw:text-style-name="P2" xml:id="id250" draw:id="id250" draw:layer="layout" draw:type="line" svg:x1="11.922cm" svg:y1="16.748cm" svg:x2="11.954cm" svg:y2="16.176cm" draw:start-shape="id232" draw:start-glue-point="4" svg:d="M11922 16748l32-572" svg:viewBox="0 0 33 573">
          <text:p/>
        </draw:connector>
        <draw:connector draw:style-name="gr13" draw:text-style-name="P2" xml:id="id251" draw:id="id251" draw:layer="layout" draw:type="line" svg:x1="9.456cm" svg:y1="16.547cm" svg:x2="9.104cm" svg:y2="16.873cm" draw:start-shape="id233" draw:start-glue-point="7" svg:d="M9456 16547l-352 326" svg:viewBox="0 0 353 327">
          <text:p/>
        </draw:connector>
        <draw:connector draw:style-name="gr13" draw:text-style-name="P2" xml:id="id253" draw:id="id253" draw:layer="layout" draw:type="line" svg:x1="8.165cm" svg:y1="14.409cm" svg:x2="8.575cm" svg:y2="14.131cm" draw:start-shape="id234" draw:start-glue-point="11" svg:d="M8165 14409l410-278" svg:viewBox="0 0 411 279">
          <text:p/>
        </draw:connector>
        <draw:connector draw:style-name="gr13" draw:text-style-name="P2" xml:id="id256" draw:id="id256" draw:layer="layout" draw:type="line" svg:x1="7.223cm" svg:y1="12.43cm" svg:x2="6.783cm" svg:y2="12.436cm" draw:start-shape="id235" draw:start-glue-point="6" svg:d="M7223 12430l-440 6" svg:viewBox="0 0 441 7">
          <text:p/>
        </draw:connector>
        <draw:connector draw:style-name="gr13" draw:text-style-name="P2" xml:id="id258" draw:id="id258" draw:layer="layout" draw:type="line" svg:x1="8.292cm" svg:y1="10.324cm" svg:x2="8.671cm" svg:y2="10.619cm" draw:start-shape="id236" draw:start-glue-point="9" svg:d="M8292 10324l379 295" svg:viewBox="0 0 380 296">
          <text:p/>
        </draw:connector>
        <draw:connector draw:style-name="gr13" draw:text-style-name="P2" xml:id="id259" draw:id="id259" draw:layer="layout" draw:type="line" svg:x1="9.456cm" svg:y1="8.44cm" svg:x2="9.26cm" svg:y2="8.166cm" draw:start-shape="id237" draw:start-glue-point="5" svg:d="M9456 8440l-196-274" svg:viewBox="0 0 197 275">
          <text:p/>
        </draw:connector>
        <draw:connector draw:style-name="gr13" draw:text-style-name="P2" xml:id="id261" draw:id="id261" draw:layer="layout" draw:type="line" svg:x1="12.049cm" svg:y1="8.239cm" svg:x2="12.038cm" svg:y2="8.647cm" draw:start-shape="id238" draw:start-glue-point="8" svg:d="M12049 8239l-11 408" svg:viewBox="0 0 12 409">
          <text:p/>
        </draw:connector>
        <draw:connector draw:style-name="gr12" draw:text-style-name="P2" xml:id="id262" draw:id="id262" draw:layer="layout" draw:type="line" svg:x1="12.049cm" svg:y1="7.731cm" svg:x2="12.062cm" svg:y2="7.42cm" draw:start-shape="id238" draw:start-glue-point="4" svg:d="M12049 7731l13-311" svg:viewBox="0 0 14 312">
          <text:p/>
        </draw:connector>
        <draw:connector draw:style-name="gr12" draw:text-style-name="P2" xml:id="id241" draw:id="id241" draw:layer="layout" draw:type="line" svg:x1="14.282cm" svg:y1="8.927cm" svg:x2="14.023cm" svg:y2="9.176cm" draw:start-shape="id227" draw:start-glue-point="7" svg:d="M14282 8927l-259 249" svg:viewBox="0 0 260 250">
          <text:p/>
        </draw:connector>
        <draw:connector draw:style-name="gr12" draw:text-style-name="P2" xml:id="id240" draw:id="id240" draw:layer="layout" draw:type="line" svg:x1="16.166cm" svg:y1="10.218cm" svg:x2="16.404cm" svg:y2="10.03cm" draw:start-shape="id228" draw:start-glue-point="11" svg:d="M16166 10218l238-188" svg:viewBox="0 0 239 189">
          <text:p/>
        </draw:connector>
        <draw:connector draw:style-name="gr12" draw:text-style-name="P2" xml:id="id244" draw:id="id244" draw:layer="layout" draw:type="line" svg:x1="16.24cm" svg:y1="12.557cm" svg:x2="15.863cm" svg:y2="12.532cm" draw:start-shape="id229" draw:start-glue-point="6" svg:d="M16240 12557l-377-25" svg:viewBox="0 0 378 26">
          <text:p/>
        </draw:connector>
        <draw:connector draw:style-name="gr12" draw:text-style-name="P2" xml:id="id246" draw:id="id246" draw:layer="layout" draw:type="line" svg:x1="16.166cm" svg:y1="14.769cm" svg:x2="16.536cm" svg:y2="15.201cm" draw:start-shape="id230" draw:start-glue-point="9" svg:d="M16166 14769l370 432" svg:viewBox="0 0 371 433">
          <text:p/>
        </draw:connector>
        <draw:connector draw:style-name="gr12" draw:text-style-name="P2" xml:id="id247" draw:id="id247" draw:layer="layout" draw:type="line" svg:x1="14.028cm" svg:y1="16.187cm" svg:x2="13.818cm" svg:y2="15.767cm" draw:start-shape="id231" draw:start-glue-point="5" svg:d="M14028 16187l-210-420" svg:viewBox="0 0 211 421">
          <text:p/>
        </draw:connector>
        <draw:connector draw:style-name="gr12" draw:text-style-name="P2" xml:id="id249" draw:id="id249" draw:layer="layout" draw:type="line" svg:x1="11.922cm" svg:y1="17.256cm" svg:x2="11.918cm" svg:y2="17.788cm" draw:start-shape="id232" draw:start-glue-point="8" svg:d="M11922 17256l-4 532" svg:viewBox="0 0 5 533">
          <text:p/>
        </draw:connector>
        <draw:connector draw:style-name="gr12" draw:text-style-name="P2" xml:id="id252" draw:id="id252" draw:layer="layout" draw:type="line" svg:x1="9.816cm" svg:y1="16.187cm" svg:x2="10.186cm" svg:y2="15.972cm" draw:start-shape="id233" draw:start-glue-point="11" svg:d="M9816 16187l370-215" svg:viewBox="0 0 371 216">
          <text:p/>
        </draw:connector>
        <draw:connector draw:style-name="gr12" draw:text-style-name="P2" xml:id="id254" draw:id="id254" draw:layer="layout" draw:type="line" svg:x1="7.805cm" svg:y1="14.769cm" svg:x2="7.504cm" svg:y2="14.961cm" draw:start-shape="id234" draw:start-glue-point="7" svg:d="M7805 14769l-301 192" svg:viewBox="0 0 302 193">
          <text:p/>
        </draw:connector>
        <draw:connector draw:style-name="gr12" draw:text-style-name="P2" xml:id="id255" draw:id="id255" draw:layer="layout" draw:type="line" svg:x1="7.731cm" svg:y1="12.43cm" svg:x2="8.334cm" svg:y2="12.411cm" draw:start-shape="id235" draw:start-glue-point="10" svg:d="M7731 12430l603-19" svg:viewBox="0 0 604 20">
          <text:p/>
        </draw:connector>
        <draw:connector draw:style-name="gr12" draw:text-style-name="P2" xml:id="id257" draw:id="id257" draw:layer="layout" draw:type="line" svg:x1="7.932cm" svg:y1="9.964cm" svg:x2="7.637cm" svg:y2="9.717cm" draw:start-shape="id236" draw:start-glue-point="5" svg:d="M7932 9964l-295-247" svg:viewBox="0 0 296 248">
          <text:p/>
        </draw:connector>
        <draw:connector draw:style-name="gr12" draw:text-style-name="P2" xml:id="id260" draw:id="id260" draw:layer="layout" draw:type="line" svg:x1="9.816cm" svg:y1="8.8cm" svg:x2="10.078cm" svg:y2="9.068cm" draw:start-shape="id237" draw:start-glue-point="9" svg:d="M9816 8800l262 268" svg:viewBox="0 0 263 269">
          <text:p/>
        </draw:connector>
        <draw:connector draw:style-name="gr11" draw:text-style-name="P2" draw:layer="layout" draw:type="line" svg:x1="14.901cm" svg:y1="8.358cm" svg:x2="16.404cm" svg:y2="10.03cm" draw:start-shape="id239" draw:start-glue-point="3" draw:end-shape="id240" draw:end-glue-point="3" svg:d="M14901 8358l1503 1672" svg:viewBox="0 0 1504 1673">
          <text:p/>
        </draw:connector>
        <draw:connector draw:style-name="gr11" draw:text-style-name="P2" xml:id="id263" draw:id="id263" draw:layer="layout" draw:type="line" svg:x1="14.023cm" svg:y1="9.176cm" svg:x2="15.454cm" svg:y2="10.8cm" draw:start-shape="id241" draw:start-glue-point="3" draw:end-shape="id242" draw:end-glue-point="3" svg:d="M14023 9176l1431 1624" svg:viewBox="0 0 1432 1625">
          <text:p/>
        </draw:connector>
        <draw:connector draw:style-name="gr11" draw:text-style-name="P2" xml:id="id265" draw:id="id265" draw:layer="layout" draw:type="line" svg:x1="16.404cm" svg:y1="10.03cm" svg:x2="17.21cm" svg:y2="12.592cm" draw:start-shape="id240" draw:start-glue-point="3" draw:end-shape="id243" draw:end-glue-point="3" svg:d="M16404 10030l806 2562" svg:viewBox="0 0 807 2563">
          <text:p/>
        </draw:connector>
        <draw:connector draw:style-name="gr11" draw:text-style-name="P2" draw:layer="layout" draw:type="line" svg:x1="15.863cm" svg:y1="12.532cm" svg:x2="15.43cm" svg:y2="14.131cm" draw:start-shape="id244" draw:start-glue-point="3" draw:end-shape="id245" draw:end-glue-point="3" svg:d="M15863 12532l-433 1599" svg:viewBox="0 0 434 1600">
          <text:p/>
        </draw:connector>
        <draw:connector draw:style-name="gr11" draw:text-style-name="P2" xml:id="id98" draw:id="id98" draw:layer="layout" draw:type="line" svg:x1="17.21cm" svg:y1="12.592cm" svg:x2="16.536cm" svg:y2="15.201cm" draw:start-shape="id243" draw:start-glue-point="3" draw:end-shape="id246" draw:end-glue-point="3" svg:d="M17210 12592l-674 2609" svg:viewBox="0 0 675 2610">
          <text:p/>
        </draw:connector>
        <draw:connector draw:style-name="gr11" draw:text-style-name="P2" xml:id="id198" draw:id="id198" draw:layer="layout" draw:type="line" svg:x1="15.43cm" svg:y1="14.131cm" svg:x2="13.818cm" svg:y2="15.767cm" draw:start-shape="id245" draw:start-glue-point="3" draw:end-shape="id247" draw:end-glue-point="3" svg:d="M15430 14131l-1612 1636" svg:viewBox="0 0 1613 1637">
          <text:p/>
        </draw:connector>
        <draw:connector draw:style-name="gr11" draw:text-style-name="P2" draw:layer="layout" draw:type="line" svg:x1="14.636cm" svg:y1="16.994cm" svg:x2="11.918cm" svg:y2="17.788cm" draw:start-shape="id248" draw:start-glue-point="3" draw:end-shape="id249" draw:end-glue-point="3" svg:d="M14636 16994l-2718 794" svg:viewBox="0 0 2719 795">
          <text:p/>
        </draw:connector>
        <draw:connector draw:style-name="gr11" draw:text-style-name="P2" draw:layer="layout" draw:type="line" svg:x1="13.818cm" svg:y1="15.767cm" svg:x2="11.954cm" svg:y2="16.176cm" draw:start-shape="id247" draw:start-glue-point="3" draw:end-shape="id250" draw:end-glue-point="3" svg:d="M13818 15767l-1864 409" svg:viewBox="0 0 1865 410">
          <text:p/>
        </draw:connector>
        <draw:connector draw:style-name="gr11" draw:text-style-name="P2" draw:layer="layout" draw:type="line" svg:x1="11.918cm" svg:y1="17.788cm" svg:x2="9.104cm" svg:y2="16.873cm" draw:start-shape="id249" draw:start-glue-point="3" draw:end-shape="id251" draw:end-glue-point="3" svg:d="M11918 17788l-2814-915" svg:viewBox="0 0 2815 916">
          <text:p/>
        </draw:connector>
        <draw:connector draw:style-name="gr11" draw:text-style-name="P2" draw:layer="layout" draw:type="line" svg:x1="10.186cm" svg:y1="15.972cm" svg:x2="8.575cm" svg:y2="14.131cm" draw:start-shape="id252" draw:start-glue-point="3" draw:end-shape="id253" draw:end-glue-point="3" svg:d="M10186 15972l-1611-1841" svg:viewBox="0 0 1612 1842">
          <text:p/>
        </draw:connector>
        <draw:connector draw:style-name="gr11" draw:text-style-name="P2" draw:layer="layout" draw:type="line" svg:x1="9.104cm" svg:y1="16.873cm" svg:x2="7.504cm" svg:y2="14.961cm" draw:start-shape="id251" draw:start-glue-point="3" draw:end-shape="id254" draw:end-glue-point="3" svg:d="M9104 16873l-1600-1912" svg:viewBox="0 0 1601 1913">
          <text:p/>
        </draw:connector>
        <draw:connector draw:style-name="gr11" draw:text-style-name="P2" xml:id="id266" draw:id="id266" draw:layer="layout" draw:type="line" svg:x1="8.575cm" svg:y1="14.131cm" svg:x2="8.334cm" svg:y2="12.411cm" draw:start-shape="id253" draw:start-glue-point="3" draw:end-shape="id255" draw:end-glue-point="3" svg:d="M8575 14131l-241-1720" svg:viewBox="0 0 242 1721">
          <text:p/>
        </draw:connector>
        <draw:connector draw:style-name="gr11" draw:text-style-name="P2" draw:layer="layout" draw:type="line" svg:x1="6.783cm" svg:y1="12.436cm" svg:x2="7.637cm" svg:y2="9.717cm" draw:start-shape="id256" draw:start-glue-point="3" draw:end-shape="id257" draw:end-glue-point="3" svg:d="M6783 12436l854-2719" svg:viewBox="0 0 855 2720">
          <text:p/>
        </draw:connector>
        <draw:connector draw:style-name="gr11" draw:text-style-name="P2" draw:layer="layout" draw:type="line" svg:x1="8.671cm" svg:y1="10.619cm" svg:x2="8.334cm" svg:y2="12.411cm" draw:start-shape="id258" draw:start-glue-point="3" draw:end-shape="id255" draw:end-glue-point="3" svg:d="M8671 10619l-337 1792" svg:viewBox="0 0 338 1793">
          <text:p/>
        </draw:connector>
        <draw:connector draw:style-name="gr11" draw:text-style-name="P2" xml:id="id268" draw:id="id268" draw:layer="layout" draw:type="line" svg:x1="7.637cm" svg:y1="9.717cm" svg:x2="9.26cm" svg:y2="8.166cm" draw:start-shape="id257" draw:start-glue-point="3" draw:end-shape="id259" draw:end-glue-point="3" svg:d="M7637 9717l1623-1551" svg:viewBox="0 0 1624 1552">
          <text:p/>
        </draw:connector>
        <draw:connector draw:style-name="gr11" draw:text-style-name="P2" xml:id="id225" draw:id="id225" draw:layer="layout" draw:type="line" svg:x1="10.078cm" svg:y1="9.068cm" svg:x2="12.038cm" svg:y2="8.647cm" draw:start-shape="id260" draw:start-glue-point="3" draw:end-shape="id261" draw:end-glue-point="3" svg:d="M10078 9068l1960-421" svg:viewBox="0 0 1961 422">
          <text:p/>
        </draw:connector>
        <draw:connector draw:style-name="gr11" draw:text-style-name="P2" draw:layer="layout" draw:type="line" svg:x1="12.062cm" svg:y1="7.42cm" svg:x2="9.26cm" svg:y2="8.166cm" draw:start-shape="id262" draw:start-glue-point="3" draw:end-shape="id259" draw:end-glue-point="3" svg:d="M12062 7420l-2802 746" svg:viewBox="0 0 2803 747">
          <text:p/>
        </draw:connector>
        <draw:custom-shape draw:style-name="gr10" draw:text-style-name="P1" xml:id="id264" draw:id="id264" draw:layer="layout" svg:width="0.635cm" svg:height="0.508cm" svg:x="15.097cm" svg:y="9.636cm">
          <text:p text:style-name="P1">P1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draw:line-skew="1.402cm" svg:x1="14.738cm" svg:y1="9.988cm" svg:x2="15.097cm" svg:y2="9.89cm" draw:start-shape="id263" draw:start-glue-point="0" draw:end-shape="id264" draw:end-glue-point="3" svg:d="M14738 9988c261 0 82-98 359-98" svg:viewBox="0 0 360 99">
          <text:p/>
        </draw:connector>
        <draw:connector draw:style-name="gr11" draw:text-style-name="P2" draw:layer="layout" draw:type="curve" draw:line-skew="-0.888cm" svg:x1="16.807cm" svg:y1="11.311cm" svg:x2="18.694cm" svg:y2="10.406cm" draw:start-shape="id265" draw:start-glue-point="0" draw:end-shape="id103" draw:end-glue-point="0" svg:d="M16807 11311c307 0-636-905 1887-905" svg:viewBox="0 0 1888 906">
          <text:p/>
        </draw:connector>
        <draw:connector draw:style-name="gr11" draw:text-style-name="P2" draw:layer="layout" draw:type="curve" draw:line-skew="0.815cm" svg:x1="14.624cm" svg:y1="14.949cm" svg:x2="10.842cm" svg:y2="12.303cm" draw:start-shape="id198" draw:start-glue-point="0" draw:end-shape="id216" draw:end-glue-point="2" svg:d="M14624 14949c0-1375-3782-53-3782-2646" svg:viewBox="0 0 3783 2647">
          <text:p/>
        </draw:connector>
        <draw:custom-shape draw:style-name="gr10" draw:text-style-name="P1" xml:id="id267" draw:id="id267" draw:layer="layout" svg:width="0.635cm" svg:height="0.508cm" svg:x="7.096cm" svg:y="12.938cm">
          <text:p text:style-name="P1">P1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draw:line-skew="-1.054cm" svg:x1="8.454cm" svg:y1="13.271cm" svg:x2="7.731cm" svg:y2="13.192cm" draw:start-shape="id266" draw:start-glue-point="0" draw:end-shape="id267" draw:end-glue-point="1" svg:d="M8454 13271c-630 0-269-79-723-79" svg:viewBox="0 0 724 80">
          <text:p/>
        </draw:connector>
        <draw:connector draw:style-name="gr11" draw:text-style-name="P2" draw:layer="layout" draw:type="curve" draw:line-skew="-0.87cm" svg:x1="9.572cm" svg:y1="12.938cm" svg:x2="8.448cm" svg:y2="8.941cm" draw:start-shape="id212" draw:start-glue-point="0" draw:end-shape="id268" draw:end-glue-point="0" svg:d="M9572 12938c0-3720-1124-1722-1124-3997" svg:viewBox="0 0 1125 3998">
          <text:p/>
        </draw:connector>
        <draw:connector draw:style-name="gr11" draw:text-style-name="P2" draw:layer="layout" draw:type="curve" draw:line-skew="-1.635cm" svg:x1="13.192cm" svg:y1="10.398cm" svg:x2="11.058cm" svg:y2="8.857cm" draw:start-shape="id110" draw:start-glue-point="3" draw:end-shape="id225" draw:end-glue-point="0" svg:d="M13192 10398c-3318 0-2251-1541-2134-1541" svg:viewBox="0 0 2390 1542">
          <text:p/>
        </draw:connector>
        <draw:connector draw:style-name="gr11" draw:text-style-name="P2" draw:layer="layout" draw:type="curve" draw:line-skew="0.142cm" svg:x1="7.948cm" svg:y1="18.351cm" svg:x2="9.104cm" svg:y2="16.873cm" draw:start-shape="id205" draw:start-glue-point="0" draw:end-shape="id251" draw:end-glue-point="3" svg:d="M7948 18351c0-1012 1156-274 1156-1478" svg:viewBox="0 0 1157 14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03:49.056684656</meta:creation-date>
    <dc:date>2016-02-16T00:55:07.249936011</dc:date>
    <meta:editing-duration>PT2H6M42S</meta:editing-duration>
    <meta:editing-cycles>74</meta:editing-cycles>
    <meta:generator>LibreOffice/4.2.8.2$Linux_X86_64 LibreOffice_project/420m0$Build-2</meta:generator>
    <meta:document-statistic meta:object-count="380"/>
  </office:meta>
</office:document-meta>
</file>